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val_results" table:style-name="ta1">
        <table:shapes>
          <draw:frame draw:z-index="0" draw:style-name="gr1" draw:text-style-name="P1" svg:width="7.9618in" svg:height="5.7307in" svg:x="2.6547in" svg:y="0.5748in">
            <draw:object draw:notify-on-update-of-ranges="Eval_results.B1:Eval_results.B1000 Eval_results.A1:Eval_results.A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2405362129211" calcext:value-type="float">
            <text:p>3.224053621292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6934876441956" calcext:value-type="float">
            <text:p>2.86934876441956</text:p>
          </table:table-cell>
          <table:table-cell/>
          <table:table-cell table:formula="of:=MAX([.B$1:.B$1048576])" office:value-type="float" office:value="13.0457496643066" calcext:value-type="float">
            <text:p>13.04574966430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6121296882629" calcext:value-type="float">
            <text:p>2.861212968826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6658692359924" calcext:value-type="float">
            <text:p>2.866586923599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1210622787476" calcext:value-type="float">
            <text:p>2.7121062278747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1024584770203" calcext:value-type="float">
            <text:p>2.7102458477020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5716042518616" calcext:value-type="float">
            <text:p>2.7571604251861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85244703292847" calcext:value-type="float">
            <text:p>2.8524470329284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9224762916565" calcext:value-type="float">
            <text:p>2.6922476291656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1878957748413" calcext:value-type="float">
            <text:p>2.7187895774841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26289987564087" calcext:value-type="float">
            <text:p>3.2628998756408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86782026290894" calcext:value-type="float">
            <text:p>2.8678202629089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1500768661499" calcext:value-type="float">
            <text:p>2.8150076866149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05066871643066" calcext:value-type="float">
            <text:p>4.0506687164306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525634765625" calcext:value-type="float">
            <text:p>4.52563476562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66479182243347" calcext:value-type="float">
            <text:p>2.6647918224334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7531726360321" calcext:value-type="float">
            <text:p>2.753172636032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68751406669617" calcext:value-type="float">
            <text:p>2.687514066696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88331913948059" calcext:value-type="float">
            <text:p>2.8833191394805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68967866897583" calcext:value-type="float">
            <text:p>2.6896786689758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93498539924622" calcext:value-type="float">
            <text:p>2.9349853992462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83773159980774" calcext:value-type="float">
            <text:p>2.8377315998077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77035450935364" calcext:value-type="float">
            <text:p>2.7703545093536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67315983772278" calcext:value-type="float">
            <text:p>8.6731598377227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71944856643677" calcext:value-type="float">
            <text:p>3.7194485664367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88892412185669" calcext:value-type="float">
            <text:p>2.8889241218566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72162747383118" calcext:value-type="float">
            <text:p>2.7216274738311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70010161399841" calcext:value-type="float">
            <text:p>5.7001016139984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73938226699829" calcext:value-type="float">
            <text:p>2.7393822669982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76019692420959" calcext:value-type="float">
            <text:p>2.7601969242095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75672674179077" calcext:value-type="float">
            <text:p>2.7567267417907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85223793983459" calcext:value-type="float">
            <text:p>2.8522379398345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83182287216187" calcext:value-type="float">
            <text:p>2.8318228721618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90179371833801" calcext:value-type="float">
            <text:p>2.901793718338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74097609519958" calcext:value-type="float">
            <text:p>2.7409760951995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76077175140381" calcext:value-type="float">
            <text:p>2.7607717514038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83626246452332" calcext:value-type="float">
            <text:p>2.8362624645233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80297660827637" calcext:value-type="float">
            <text:p>2.802976608276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81771993637085" calcext:value-type="float">
            <text:p>2.8177199363708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68579602241516" calcext:value-type="float">
            <text:p>2.6857960224151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89959025382996" calcext:value-type="float">
            <text:p>2.8995902538299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66969323158264" calcext:value-type="float">
            <text:p>2.6696932315826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89704704284668" calcext:value-type="float">
            <text:p>2.8970470428466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68023467063904" calcext:value-type="float">
            <text:p>2.6802346706390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68133401870728" calcext:value-type="float">
            <text:p>2.6813340187072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70016932487488" calcext:value-type="float">
            <text:p>2.7001693248748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70409607887268" calcext:value-type="float">
            <text:p>2.7040960788726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80755376815796" calcext:value-type="float">
            <text:p>2.8075537681579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6891393661499" calcext:value-type="float">
            <text:p>2.6891393661499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71161723136902" calcext:value-type="float">
            <text:p>2.7116172313690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70353603363037" calcext:value-type="float">
            <text:p>2.70353603363037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715500831604" calcext:value-type="float">
            <text:p>2.71550083160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75783705711365" calcext:value-type="float">
            <text:p>2.7578370571136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89082002639771" calcext:value-type="float">
            <text:p>2.8908200263977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948326587677" calcext:value-type="float">
            <text:p>2.94832658767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93679094314575" calcext:value-type="float">
            <text:p>2.9367909431457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00025153160095" calcext:value-type="float">
            <text:p>3.0002515316009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92329692840576" calcext:value-type="float">
            <text:p>2.9232969284057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8946840763092" calcext:value-type="float">
            <text:p>2.894684076309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86711692810059" calcext:value-type="float">
            <text:p>2.867116928100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82359337806702" calcext:value-type="float">
            <text:p>2.8235933780670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06224584579468" calcext:value-type="float">
            <text:p>3.0622458457946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03387403488159" calcext:value-type="float">
            <text:p>3.0338740348815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00402450561523" calcext:value-type="float">
            <text:p>3.0040245056152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88646507263184" calcext:value-type="float">
            <text:p>2.8864650726318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87860655784607" calcext:value-type="float">
            <text:p>2.8786065578460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90296173095703" calcext:value-type="float">
            <text:p>2.9029617309570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93262958526611" calcext:value-type="float">
            <text:p>2.9326295852661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0856363773346" calcext:value-type="float">
            <text:p>4.085636377334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86535739898682" calcext:value-type="float">
            <text:p>2.8653573989868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91171884536743" calcext:value-type="float">
            <text:p>2.91171884536743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9029004573822" calcext:value-type="float">
            <text:p>2.902900457382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98106837272644" calcext:value-type="float">
            <text:p>2.9810683727264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97660136222839" calcext:value-type="float">
            <text:p>2.9766013622283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01604843139648" calcext:value-type="float">
            <text:p>3.0160484313964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10612869262695" calcext:value-type="float">
            <text:p>3.1061286926269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83530020713806" calcext:value-type="float">
            <text:p>2.8353002071380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88589239120483" calcext:value-type="float">
            <text:p>2.8858923912048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90104937553406" calcext:value-type="float">
            <text:p>2.9010493755340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97308754920959" calcext:value-type="float">
            <text:p>2.9730875492095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90439343452454" calcext:value-type="float">
            <text:p>2.9043934345245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84764933586121" calcext:value-type="float">
            <text:p>2.8476493358612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80053377151489" calcext:value-type="float">
            <text:p>2.8005337715148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.77650380134583" calcext:value-type="float">
            <text:p>2.7765038013458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92137980461121" calcext:value-type="float">
            <text:p>2.9213798046112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92295789718628" calcext:value-type="float">
            <text:p>2.92295789718628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00747585296631" calcext:value-type="float">
            <text:p>3.0074758529663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88645172119141" calcext:value-type="float">
            <text:p>2.8864517211914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00198197364807" calcext:value-type="float">
            <text:p>3.0019819736480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01474404335022" calcext:value-type="float">
            <text:p>3.0147440433502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94088506698608" calcext:value-type="float">
            <text:p>2.94088506698608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05760860443115" calcext:value-type="float">
            <text:p>3.0576086044311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96310782432556" calcext:value-type="float">
            <text:p>2.9631078243255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11774563789368" calcext:value-type="float">
            <text:p>3.1177456378936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97254610061646" calcext:value-type="float">
            <text:p>2.9725461006164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93837714195251" calcext:value-type="float">
            <text:p>2.9383771419525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38911485671997" calcext:value-type="float">
            <text:p>3.38911485671997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88888001441956" calcext:value-type="float">
            <text:p>2.8888800144195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048996925354" calcext:value-type="float">
            <text:p>3.04899692535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97589087486267" calcext:value-type="float">
            <text:p>2.9758908748626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86663961410522" calcext:value-type="float">
            <text:p>2.8666396141052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86666631698608" calcext:value-type="float">
            <text:p>2.8666663169860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.00089335441589" calcext:value-type="float">
            <text:p>3.00089335441589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91660046577454" calcext:value-type="float">
            <text:p>2.9166004657745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.14719438552856" calcext:value-type="float">
            <text:p>3.1471943855285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91893100738525" calcext:value-type="float">
            <text:p>2.9189310073852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92527556419373" calcext:value-type="float">
            <text:p>2.9252755641937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90363168716431" calcext:value-type="float">
            <text:p>2.9036316871643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97091245651245" calcext:value-type="float">
            <text:p>2.9709124565124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97328042984009" calcext:value-type="float">
            <text:p>2.9732804298400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85787200927734" calcext:value-type="float">
            <text:p>2.8578720092773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97234964370728" calcext:value-type="float">
            <text:p>2.97234964370728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88711071014404" calcext:value-type="float">
            <text:p>2.88711071014404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860506772995" calcext:value-type="float">
            <text:p>2.86050677299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89245629310608" calcext:value-type="float">
            <text:p>2.8924562931060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10105299949646" calcext:value-type="float">
            <text:p>3.10105299949646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94362902641296" calcext:value-type="float">
            <text:p>2.9436290264129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.07939720153809" calcext:value-type="float">
            <text:p>3.07939720153809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99183917045593" calcext:value-type="float">
            <text:p>2.9918391704559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99882292747498" calcext:value-type="float">
            <text:p>2.9988229274749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91959190368652" calcext:value-type="float">
            <text:p>2.9195919036865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86219048500061" calcext:value-type="float">
            <text:p>2.8621904850006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93213701248169" calcext:value-type="float">
            <text:p>2.9321370124816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.85740566253662" calcext:value-type="float">
            <text:p>2.8574056625366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.86118102073669" calcext:value-type="float">
            <text:p>2.8611810207366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78222036361694" calcext:value-type="float">
            <text:p>2.7822203636169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34226322174072" calcext:value-type="float">
            <text:p>5.3422632217407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92731285095215" calcext:value-type="float">
            <text:p>2.9273128509521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93650221824646" calcext:value-type="float">
            <text:p>2.9365022182464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93245053291321" calcext:value-type="float">
            <text:p>2.9324505329132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95105767250061" calcext:value-type="float">
            <text:p>2.9510576725006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.041748046875" calcext:value-type="float">
            <text:p>3.04174804687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.10249829292297" calcext:value-type="float">
            <text:p>3.10249829292297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81382012367249" calcext:value-type="float">
            <text:p>2.8138201236724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89736580848694" calcext:value-type="float">
            <text:p>2.8973658084869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17227649688721" calcext:value-type="float">
            <text:p>6.1722764968872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96488738059998" calcext:value-type="float">
            <text:p>2.9648873805999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.00939178466797" calcext:value-type="float">
            <text:p>3.0093917846679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.9922776222229" calcext:value-type="float">
            <text:p>2.992277622222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43985176086426" calcext:value-type="float">
            <text:p>7.4398517608642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1058669090271" calcext:value-type="float">
            <text:p>6.105866909027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.93112230300903" calcext:value-type="float">
            <text:p>2.9311223030090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.88925385475159" calcext:value-type="float">
            <text:p>2.88925385475159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.98589420318604" calcext:value-type="float">
            <text:p>2.98589420318604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88738703727722" calcext:value-type="float">
            <text:p>2.88738703727722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81042218208313" calcext:value-type="float">
            <text:p>2.8104221820831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76523208618164" calcext:value-type="float">
            <text:p>2.7652320861816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94183373451233" calcext:value-type="float">
            <text:p>2.9418337345123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.9874849319458" calcext:value-type="float">
            <text:p>2.987484931945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.87271523475647" calcext:value-type="float">
            <text:p>2.8727152347564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99039649963379" calcext:value-type="float">
            <text:p>2.9903964996337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95659041404724" calcext:value-type="float">
            <text:p>2.9565904140472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.81859111785889" calcext:value-type="float">
            <text:p>2.8185911178588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.80065417289734" calcext:value-type="float">
            <text:p>2.80065417289734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.92394852638245" calcext:value-type="float">
            <text:p>2.9239485263824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92730116844177" calcext:value-type="float">
            <text:p>2.9273011684417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9773645401001" calcext:value-type="float">
            <text:p>2.977364540100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84225225448608" calcext:value-type="float">
            <text:p>2.8422522544860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94578790664673" calcext:value-type="float">
            <text:p>2.9457879066467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05442404747009" calcext:value-type="float">
            <text:p>3.0544240474700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97230768203735" calcext:value-type="float">
            <text:p>2.9723076820373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12515830993652" calcext:value-type="float">
            <text:p>3.1251583099365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9261531829834" calcext:value-type="float">
            <text:p>2.926153182983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00337672233582" calcext:value-type="float">
            <text:p>3.0033767223358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03997921943665" calcext:value-type="float">
            <text:p>3.0399792194366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12120985984802" calcext:value-type="float">
            <text:p>3.1212098598480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.92231559753418" calcext:value-type="float">
            <text:p>2.9223155975341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.02513384819031" calcext:value-type="float">
            <text:p>3.0251338481903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06056761741638" calcext:value-type="float">
            <text:p>3.06056761741638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.90226173400879" calcext:value-type="float">
            <text:p>2.9022617340087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96883487701416" calcext:value-type="float">
            <text:p>2.9688348770141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0823380947113" calcext:value-type="float">
            <text:p>3.082338094711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06763863563538" calcext:value-type="float">
            <text:p>3.0676386356353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.96481132507324" calcext:value-type="float">
            <text:p>2.9648113250732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.90821218490601" calcext:value-type="float">
            <text:p>2.9082121849060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13387441635132" calcext:value-type="float">
            <text:p>3.1338744163513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.94728994369507" calcext:value-type="float">
            <text:p>2.9472899436950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.95606994628906" calcext:value-type="float">
            <text:p>2.9560699462890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.87600135803223" calcext:value-type="float">
            <text:p>2.87600135803223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01336431503296" calcext:value-type="float">
            <text:p>3.0133643150329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87413239479065" calcext:value-type="float">
            <text:p>2.8741323947906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.90857911109924" calcext:value-type="float">
            <text:p>2.9085791110992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50831007957458" calcext:value-type="float">
            <text:p>3.5083100795745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.85962080955505" calcext:value-type="float">
            <text:p>2.8596208095550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.90464472770691" calcext:value-type="float">
            <text:p>2.9046447277069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83361434936523" calcext:value-type="float">
            <text:p>2.8336143493652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.84230279922485" calcext:value-type="float">
            <text:p>2.8423027992248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.92133593559265" calcext:value-type="float">
            <text:p>2.9213359355926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.99600744247437" calcext:value-type="float">
            <text:p>2.99600744247437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.86540269851685" calcext:value-type="float">
            <text:p>2.8654026985168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04569339752197" calcext:value-type="float">
            <text:p>3.04569339752197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.88664793968201" calcext:value-type="float">
            <text:p>2.8866479396820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.89514327049255" calcext:value-type="float">
            <text:p>2.8951432704925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.94319176673889" calcext:value-type="float">
            <text:p>2.94319176673889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.8753228187561" calcext:value-type="float">
            <text:p>2.875322818756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.86995697021484" calcext:value-type="float">
            <text:p>2.86995697021484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.89502716064453" calcext:value-type="float">
            <text:p>2.8950271606445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44103240966797" calcext:value-type="float">
            <text:p>3.4410324096679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.37004494667053" calcext:value-type="float">
            <text:p>8.37004494667053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.38261795043945" calcext:value-type="float">
            <text:p>8.3826179504394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2772328853607" calcext:value-type="float">
            <text:p>12.2772328853607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.4053890705109" calcext:value-type="float">
            <text:p>12.4053890705109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.7441291809082" calcext:value-type="float">
            <text:p>10.744129180908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19801783561707" calcext:value-type="float">
            <text:p>3.19801783561707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.60906863212585" calcext:value-type="float">
            <text:p>7.6090686321258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00251388549805" calcext:value-type="float">
            <text:p>3.0025138854980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08456134796143" calcext:value-type="float">
            <text:p>3.08456134796143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02677488327026" calcext:value-type="float">
            <text:p>3.02677488327026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0179705619812" calcext:value-type="float">
            <text:p>3.0179705619812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.8679883480072" calcext:value-type="float">
            <text:p>2.8679883480072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86404705047607" calcext:value-type="float">
            <text:p>2.86404705047607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81466960906982" calcext:value-type="float">
            <text:p>2.81466960906982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04859042167664" calcext:value-type="float">
            <text:p>3.04859042167664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9108726978302" calcext:value-type="float">
            <text:p>2.9108726978302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01092767715454" calcext:value-type="float">
            <text:p>3.01092767715454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92383694648743" calcext:value-type="float">
            <text:p>2.92383694648743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88735222816467" calcext:value-type="float">
            <text:p>2.88735222816467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87393021583557" calcext:value-type="float">
            <text:p>3.8739302158355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2231011390686" calcext:value-type="float">
            <text:p>4.2231011390686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93726015090942" calcext:value-type="float">
            <text:p>2.93726015090942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9405255317688" calcext:value-type="float">
            <text:p>5.9405255317688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95189738273621" calcext:value-type="float">
            <text:p>2.95189738273621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.8872652053833" calcext:value-type="float">
            <text:p>2.8872652053833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.99030900001526" calcext:value-type="float">
            <text:p>2.9903090000152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91809439659119" calcext:value-type="float">
            <text:p>2.9180943965911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89096069335937" calcext:value-type="float">
            <text:p>2.89096069335937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87074756622314" calcext:value-type="float">
            <text:p>2.87074756622314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89699935913086" calcext:value-type="float">
            <text:p>2.89699935913086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.92535948753357" calcext:value-type="float">
            <text:p>2.92535948753357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58695459365845" calcext:value-type="float">
            <text:p>3.5869545936584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52674055099487" calcext:value-type="float">
            <text:p>4.52674055099487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96146702766418" calcext:value-type="float">
            <text:p>2.96146702766418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28657960891724" calcext:value-type="float">
            <text:p>6.28657960891724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.1597146987915" calcext:value-type="float">
            <text:p>8.1597146987915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92446565628052" calcext:value-type="float">
            <text:p>2.92446565628052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58133387565613" calcext:value-type="float">
            <text:p>9.58133387565613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89750289916992" calcext:value-type="float">
            <text:p>2.89750289916992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1134831905365" calcext:value-type="float">
            <text:p>3.113483190536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.80778646469116" calcext:value-type="float">
            <text:p>8.80778646469116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98379397392273" calcext:value-type="float">
            <text:p>2.98379397392273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03199195861816" calcext:value-type="float">
            <text:p>3.0319919586181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88383054733276" calcext:value-type="float">
            <text:p>2.88383054733276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4731879234314" calcext:value-type="float">
            <text:p>3.4731879234314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.97549152374268" calcext:value-type="float">
            <text:p>2.97549152374268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83630108833313" calcext:value-type="float">
            <text:p>2.83630108833313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95537757873535" calcext:value-type="float">
            <text:p>2.9553775787353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.02623867988586" calcext:value-type="float">
            <text:p>4.02623867988586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89332747459412" calcext:value-type="float">
            <text:p>2.89332747459412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20095276832581" calcext:value-type="float">
            <text:p>3.20095276832581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95287847518921" calcext:value-type="float">
            <text:p>2.9528784751892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84816527366638" calcext:value-type="float">
            <text:p>2.8481652736663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.49230194091797" calcext:value-type="float">
            <text:p>3.4923019409179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.50728940963745" calcext:value-type="float">
            <text:p>4.50728940963745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.63638687133789" calcext:value-type="float">
            <text:p>4.63638687133789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.27134442329407" calcext:value-type="float">
            <text:p>3.27134442329407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61667966842651" calcext:value-type="float">
            <text:p>3.6166796684265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83499193191528" calcext:value-type="float">
            <text:p>2.83499193191528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.40346169471741" calcext:value-type="float">
            <text:p>9.40346169471741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.37308979034424" calcext:value-type="float">
            <text:p>9.37308979034424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.0457496643066" calcext:value-type="float">
            <text:p>13.0457496643066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3168466091156" calcext:value-type="float">
            <text:p>4.3168466091156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87733912467957" calcext:value-type="float">
            <text:p>3.87733912467957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11385941505432" calcext:value-type="float">
            <text:p>6.11385941505432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.55589365959168" calcext:value-type="float">
            <text:p>7.55589365959168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09342503547668" calcext:value-type="float">
            <text:p>5.09342503547668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.71732878685" calcext:value-type="float">
            <text:p>11.7173287868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.14860677719116" calcext:value-type="float">
            <text:p>4.14860677719116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.52766466140747" calcext:value-type="float">
            <text:p>9.52766466140747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19536066055298" calcext:value-type="float">
            <text:p>3.19536066055298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06093168258667" calcext:value-type="float">
            <text:p>3.06093168258667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05198788642883" calcext:value-type="float">
            <text:p>3.05198788642883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.02302145957947" calcext:value-type="float">
            <text:p>3.02302145957947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.03647923469543" calcext:value-type="float">
            <text:p>3.03647923469543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.04802894592285" calcext:value-type="float">
            <text:p>3.0480289459228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05370020866394" calcext:value-type="float">
            <text:p>3.0537002086639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95507550239563" calcext:value-type="float">
            <text:p>2.95507550239563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07619404792786" calcext:value-type="float">
            <text:p>3.0761940479278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.97265243530273" calcext:value-type="float">
            <text:p>2.97265243530273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.94402074813843" calcext:value-type="float">
            <text:p>2.94402074813843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.90115666389465" calcext:value-type="float">
            <text:p>2.9011566638946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91145896911621" calcext:value-type="float">
            <text:p>2.91145896911621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95150756835937" calcext:value-type="float">
            <text:p>2.95150756835937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.98305702209473" calcext:value-type="float">
            <text:p>2.98305702209473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02269983291626" calcext:value-type="float">
            <text:p>3.02269983291626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.92096734046936" calcext:value-type="float">
            <text:p>2.92096734046936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08943891525269" calcext:value-type="float">
            <text:p>3.08943891525269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.88994932174683" calcext:value-type="float">
            <text:p>2.88994932174683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.85625123977661" calcext:value-type="float">
            <text:p>2.85625123977661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.89881467819214" calcext:value-type="float">
            <text:p>2.89881467819214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.91291999816895" calcext:value-type="float">
            <text:p>2.9129199981689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96717572212219" calcext:value-type="float">
            <text:p>2.96717572212219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81017255783081" calcext:value-type="float">
            <text:p>2.81017255783081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.92669916152954" calcext:value-type="float">
            <text:p>2.92669916152954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.90711641311646" calcext:value-type="float">
            <text:p>2.90711641311646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.97230100631714" calcext:value-type="float">
            <text:p>2.9723010063171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90890192985535" calcext:value-type="float">
            <text:p>2.9089019298553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.95403003692627" calcext:value-type="float">
            <text:p>2.95403003692627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.97572565078735" calcext:value-type="float">
            <text:p>2.9757256507873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0063464641571" calcext:value-type="float">
            <text:p>3.0063464641571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.82179713249207" calcext:value-type="float">
            <text:p>2.8217971324920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98768329620361" calcext:value-type="float">
            <text:p>2.9876832962036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10915923118591" calcext:value-type="float">
            <text:p>3.10915923118591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.98922276496887" calcext:value-type="float">
            <text:p>2.98922276496887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.93913769721985" calcext:value-type="float">
            <text:p>2.9391376972198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.9595148563385" calcext:value-type="float">
            <text:p>2.9595148563385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.85470056533813" calcext:value-type="float">
            <text:p>2.85470056533813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.97177600860596" calcext:value-type="float">
            <text:p>2.9717760086059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.11725091934204" calcext:value-type="float">
            <text:p>3.11725091934204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.00832223892212" calcext:value-type="float">
            <text:p>3.00832223892212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02236843109131" calcext:value-type="float">
            <text:p>3.0223684310913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93406105041504" calcext:value-type="float">
            <text:p>2.93406105041504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31965398788452" calcext:value-type="float">
            <text:p>4.31965398788452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.08427047729492" calcext:value-type="float">
            <text:p>3.0842704772949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.05306434631348" calcext:value-type="float">
            <text:p>3.05306434631348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.89069986343384" calcext:value-type="float">
            <text:p>2.89069986343384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88231825828552" calcext:value-type="float">
            <text:p>2.88231825828552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.01628684997559" calcext:value-type="float">
            <text:p>3.01628684997559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.9072539806366" calcext:value-type="float">
            <text:p>2.9072539806366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.00631380081177" calcext:value-type="float">
            <text:p>3.00631380081177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89914703369141" calcext:value-type="float">
            <text:p>2.89914703369141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93777060508728" calcext:value-type="float">
            <text:p>2.93777060508728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.87558317184448" calcext:value-type="float">
            <text:p>2.87558317184448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91364645957947" calcext:value-type="float">
            <text:p>2.91364645957947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88989329338074" calcext:value-type="float">
            <text:p>2.88989329338074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79707956314087" calcext:value-type="float">
            <text:p>2.79707956314087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91118288040161" calcext:value-type="float">
            <text:p>2.91118288040161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.0286123752594" calcext:value-type="float">
            <text:p>3.0286123752594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.87021350860596" calcext:value-type="float">
            <text:p>2.87021350860596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.84170603752136" calcext:value-type="float">
            <text:p>2.84170603752136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.83967518806458" calcext:value-type="float">
            <text:p>2.83967518806458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80060577392578" calcext:value-type="float">
            <text:p>2.80060577392578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95795917510986" calcext:value-type="float">
            <text:p>2.95795917510986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.88994765281677" calcext:value-type="float">
            <text:p>2.88994765281677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.04365825653076" calcext:value-type="float">
            <text:p>3.04365825653076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9926745891571" calcext:value-type="float">
            <text:p>2.9926745891571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.02172803878784" calcext:value-type="float">
            <text:p>3.02172803878784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.24999475479126" calcext:value-type="float">
            <text:p>3.2499947547912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98398756980896" calcext:value-type="float">
            <text:p>2.98398756980896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.04155969619751" calcext:value-type="float">
            <text:p>3.04155969619751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98647618293762" calcext:value-type="float">
            <text:p>2.98647618293762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99061274528503" calcext:value-type="float">
            <text:p>2.99061274528503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.97134280204773" calcext:value-type="float">
            <text:p>2.97134280204773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92719483375549" calcext:value-type="float">
            <text:p>2.92719483375549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86311316490173" calcext:value-type="float">
            <text:p>2.8631131649017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.04717397689819" calcext:value-type="float">
            <text:p>3.04717397689819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.01958060264587" calcext:value-type="float">
            <text:p>3.01958060264587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.06587266921997" calcext:value-type="float">
            <text:p>3.06587266921997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.92982769012451" calcext:value-type="float">
            <text:p>2.92982769012451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.81811022758484" calcext:value-type="float">
            <text:p>2.81811022758484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88071417808533" calcext:value-type="float">
            <text:p>2.8807141780853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79731774330139" calcext:value-type="float">
            <text:p>2.79731774330139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87271690368652" calcext:value-type="float">
            <text:p>2.8727169036865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.05517053604126" calcext:value-type="float">
            <text:p>3.05517053604126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86797451972961" calcext:value-type="float">
            <text:p>2.86797451972961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69542479515076" calcext:value-type="float">
            <text:p>2.69542479515076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.00905895233154" calcext:value-type="float">
            <text:p>3.00905895233154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.05563378334045" calcext:value-type="float">
            <text:p>3.0556337833404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89006543159485" calcext:value-type="float">
            <text:p>2.8900654315948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97475957870483" calcext:value-type="float">
            <text:p>2.97475957870483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92993021011353" calcext:value-type="float">
            <text:p>2.92993021011353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89853954315186" calcext:value-type="float">
            <text:p>2.89853954315186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83844637870789" calcext:value-type="float">
            <text:p>2.83844637870789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.93087935447693" calcext:value-type="float">
            <text:p>2.93087935447693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.88233518600464" calcext:value-type="float">
            <text:p>2.88233518600464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89324355125427" calcext:value-type="float">
            <text:p>2.8932435512542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94869947433472" calcext:value-type="float">
            <text:p>2.94869947433472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95817875862122" calcext:value-type="float">
            <text:p>2.95817875862122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95933222770691" calcext:value-type="float">
            <text:p>2.95933222770691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91460275650024" calcext:value-type="float">
            <text:p>2.91460275650024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.02856945991516" calcext:value-type="float">
            <text:p>3.02856945991516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84203767776489" calcext:value-type="float">
            <text:p>2.8420376777648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.02185654640198" calcext:value-type="float">
            <text:p>3.0218565464019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95886373519897" calcext:value-type="float">
            <text:p>2.95886373519897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.07150053977966" calcext:value-type="float">
            <text:p>3.07150053977966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.01591777801514" calcext:value-type="float">
            <text:p>3.0159177780151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.9082190990448" calcext:value-type="float">
            <text:p>2.908219099044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83571887016296" calcext:value-type="float">
            <text:p>2.83571887016296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.85060405731201" calcext:value-type="float">
            <text:p>2.85060405731201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70789885520935" calcext:value-type="float">
            <text:p>2.7078988552093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.05151104927063" calcext:value-type="float">
            <text:p>3.0515110492706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9958233833313" calcext:value-type="float">
            <text:p>2.995823383331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.91002511978149" calcext:value-type="float">
            <text:p>2.91002511978149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95847582817078" calcext:value-type="float">
            <text:p>2.95847582817078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.05006861686707" calcext:value-type="float">
            <text:p>3.0500686168670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80054998397827" calcext:value-type="float">
            <text:p>2.80054998397827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03994345664978" calcext:value-type="float">
            <text:p>3.03994345664978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.99076724052429" calcext:value-type="float">
            <text:p>2.99076724052429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.97947287559509" calcext:value-type="float">
            <text:p>2.97947287559509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88860654830933" calcext:value-type="float">
            <text:p>2.88860654830933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.88322257995605" calcext:value-type="float">
            <text:p>2.8832225799560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96660685539246" calcext:value-type="float">
            <text:p>2.96660685539246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87666773796082" calcext:value-type="float">
            <text:p>2.87666773796082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.01871109008789" calcext:value-type="float">
            <text:p>3.01871109008789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92740893363953" calcext:value-type="float">
            <text:p>2.9274089336395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95279002189636" calcext:value-type="float">
            <text:p>2.9527900218963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.00615787506104" calcext:value-type="float">
            <text:p>3.00615787506104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.85118389129639" calcext:value-type="float">
            <text:p>2.85118389129639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93462991714478" calcext:value-type="float">
            <text:p>2.93462991714478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85368418693542" calcext:value-type="float">
            <text:p>2.85368418693542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94464349746704" calcext:value-type="float">
            <text:p>2.9446434974670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88584208488464" calcext:value-type="float">
            <text:p>2.88584208488464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.92112398147583" calcext:value-type="float">
            <text:p>2.92112398147583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.8993399143219" calcext:value-type="float">
            <text:p>2.8993399143219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.08824706077576" calcext:value-type="float">
            <text:p>3.08824706077576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95157074928284" calcext:value-type="float">
            <text:p>2.95157074928284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89433717727661" calcext:value-type="float">
            <text:p>2.89433717727661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.00307488441467" calcext:value-type="float">
            <text:p>3.00307488441467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.07943630218506" calcext:value-type="float">
            <text:p>3.07943630218506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84697103500366" calcext:value-type="float">
            <text:p>2.84697103500366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92514157295227" calcext:value-type="float">
            <text:p>2.9251415729522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94124150276184" calcext:value-type="float">
            <text:p>2.94124150276184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.10732913017273" calcext:value-type="float">
            <text:p>3.1073291301727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95099449157715" calcext:value-type="float">
            <text:p>2.9509944915771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.00808215141296" calcext:value-type="float">
            <text:p>3.00808215141296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.01818561553955" calcext:value-type="float">
            <text:p>3.0181856155395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.08710050582886" calcext:value-type="float">
            <text:p>3.08710050582886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.83861804008484" calcext:value-type="float">
            <text:p>2.83861804008484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98668384552002" calcext:value-type="float">
            <text:p>2.98668384552002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94719433784485" calcext:value-type="float">
            <text:p>2.9471943378448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.09580397605896" calcext:value-type="float">
            <text:p>3.09580397605896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87233352661133" calcext:value-type="float">
            <text:p>2.8723335266113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.00943493843079" calcext:value-type="float">
            <text:p>3.00943493843079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96707797050476" calcext:value-type="float">
            <text:p>2.96707797050476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.91533350944519" calcext:value-type="float">
            <text:p>2.91533350944519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.95266175270081" calcext:value-type="float">
            <text:p>2.9526617527008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.03476619720459" calcext:value-type="float">
            <text:p>3.03476619720459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.83862638473511" calcext:value-type="float">
            <text:p>2.83862638473511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92412161827087" calcext:value-type="float">
            <text:p>2.92412161827087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.91754293441772" calcext:value-type="float">
            <text:p>2.91754293441772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.95285964012146" calcext:value-type="float">
            <text:p>2.95285964012146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91587615013123" calcext:value-type="float">
            <text:p>2.9158761501312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.871417760849" calcext:value-type="float">
            <text:p>2.871417760849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.97889828681946" calcext:value-type="float">
            <text:p>2.97889828681946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88641166687012" calcext:value-type="float">
            <text:p>2.88641166687012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.90450286865234" calcext:value-type="float">
            <text:p>2.9045028686523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.73526453971863" calcext:value-type="float">
            <text:p>3.73526453971863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.8841016292572" calcext:value-type="float">
            <text:p>2.8841016292572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.022540807724" calcext:value-type="float">
            <text:p>3.022540807724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.86487078666687" calcext:value-type="float">
            <text:p>2.86487078666687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98617219924927" calcext:value-type="float">
            <text:p>2.9861721992492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.09005093574524" calcext:value-type="float">
            <text:p>3.09005093574524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.88852882385254" calcext:value-type="float">
            <text:p>2.88852882385254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.06358814239502" calcext:value-type="float">
            <text:p>3.06358814239502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.06435608863831" calcext:value-type="float">
            <text:p>3.06435608863831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.94484663009644" calcext:value-type="float">
            <text:p>2.94484663009644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92959332466125" calcext:value-type="float">
            <text:p>2.9295933246612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.91959166526794" calcext:value-type="float">
            <text:p>2.91959166526794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.96581602096558" calcext:value-type="float">
            <text:p>2.96581602096558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94121336936951" calcext:value-type="float">
            <text:p>2.94121336936951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.90894436836243" calcext:value-type="float">
            <text:p>2.90894436836243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12125253677368" calcext:value-type="float">
            <text:p>3.12125253677368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.23025441169739" calcext:value-type="float">
            <text:p>3.23025441169739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.07755398750305" calcext:value-type="float">
            <text:p>3.0775539875030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.8971426486969" calcext:value-type="float">
            <text:p>2.8971426486969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.03710770606995" calcext:value-type="float">
            <text:p>3.0371077060699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.93561935424805" calcext:value-type="float">
            <text:p>2.9356193542480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.0585994720459" calcext:value-type="float">
            <text:p>3.0585994720459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98572134971619" calcext:value-type="float">
            <text:p>2.9857213497161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.8991973400116" calcext:value-type="float">
            <text:p>2.899197340011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.86855173110962" calcext:value-type="float">
            <text:p>2.8685517311096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89099621772766" calcext:value-type="float">
            <text:p>2.89099621772766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.99706697463989" calcext:value-type="float">
            <text:p>2.99706697463989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.88690257072449" calcext:value-type="float">
            <text:p>2.88690257072449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.87684845924377" calcext:value-type="float">
            <text:p>2.87684845924377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.86753845214844" calcext:value-type="float">
            <text:p>2.86753845214844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.80934691429138" calcext:value-type="float">
            <text:p>2.80934691429138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.86312675476074" calcext:value-type="float">
            <text:p>2.86312675476074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.87198257446289" calcext:value-type="float">
            <text:p>2.87198257446289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.91052675247192" calcext:value-type="float">
            <text:p>2.91052675247192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.9684796333313" calcext:value-type="float">
            <text:p>2.9684796333313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.01152443885803" calcext:value-type="float">
            <text:p>3.0115244388580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.0719883441925" calcext:value-type="float">
            <text:p>3.071988344192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.95704889297485" calcext:value-type="float">
            <text:p>2.9570488929748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.9998676776886" calcext:value-type="float">
            <text:p>2.9998676776886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.04959464073181" calcext:value-type="float">
            <text:p>3.04959464073181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.0513174533844" calcext:value-type="float">
            <text:p>3.0513174533844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.11722660064697" calcext:value-type="float">
            <text:p>3.11722660064697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.18159580230713" calcext:value-type="float">
            <text:p>3.18159580230713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.13562774658203" calcext:value-type="float">
            <text:p>3.13562774658203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.88773584365845" calcext:value-type="float">
            <text:p>2.8877358436584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92897915840149" calcext:value-type="float">
            <text:p>2.92897915840149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.09760975837708" calcext:value-type="float">
            <text:p>3.09760975837708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.18024706840515" calcext:value-type="float">
            <text:p>3.1802470684051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.10257744789124" calcext:value-type="float">
            <text:p>3.10257744789124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88338088989258" calcext:value-type="float">
            <text:p>2.88338088989258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.99558711051941" calcext:value-type="float">
            <text:p>2.99558711051941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.05409908294678" calcext:value-type="float">
            <text:p>3.05409908294678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.05777788162231" calcext:value-type="float">
            <text:p>3.05777788162231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.05618286132812" calcext:value-type="float">
            <text:p>3.05618286132812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.88232374191284" calcext:value-type="float">
            <text:p>2.88232374191284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97693920135498" calcext:value-type="float">
            <text:p>2.97693920135498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.6915876865387" calcext:value-type="float">
            <text:p>2.6915876865387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.95202374458313" calcext:value-type="float">
            <text:p>2.95202374458313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87757897377014" calcext:value-type="float">
            <text:p>2.87757897377014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.94922876358032" calcext:value-type="float">
            <text:p>2.94922876358032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.95060515403748" calcext:value-type="float">
            <text:p>2.95060515403748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.95095705986023" calcext:value-type="float">
            <text:p>2.95095705986023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.92737054824829" calcext:value-type="float">
            <text:p>2.92737054824829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.93270516395569" calcext:value-type="float">
            <text:p>2.93270516395569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8136670589447" calcext:value-type="float">
            <text:p>2.813667058944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90135884284973" calcext:value-type="float">
            <text:p>2.9013588428497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.91424083709717" calcext:value-type="float">
            <text:p>2.91424083709717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90191435813904" calcext:value-type="float">
            <text:p>2.90191435813904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.94419288635254" calcext:value-type="float">
            <text:p>2.94419288635254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.87835168838501" calcext:value-type="float">
            <text:p>2.87835168838501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.98229646682739" calcext:value-type="float">
            <text:p>2.98229646682739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.00180816650391" calcext:value-type="float">
            <text:p>3.00180816650391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.02891397476196" calcext:value-type="float">
            <text:p>3.02891397476196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.00151920318604" calcext:value-type="float">
            <text:p>3.00151920318604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.94054555892944" calcext:value-type="float">
            <text:p>2.94054555892944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.04871463775635" calcext:value-type="float">
            <text:p>3.0487146377563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.05521368980408" calcext:value-type="float">
            <text:p>3.0552136898040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92835092544556" calcext:value-type="float">
            <text:p>2.92835092544556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.82413148880005" calcext:value-type="float">
            <text:p>2.8241314888000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.02671551704407" calcext:value-type="float">
            <text:p>3.02671551704407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.90108346939087" calcext:value-type="float">
            <text:p>2.90108346939087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.02665328979492" calcext:value-type="float">
            <text:p>3.02665328979492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.97923564910889" calcext:value-type="float">
            <text:p>2.97923564910889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.97519469261169" calcext:value-type="float">
            <text:p>2.97519469261169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.03984117507935" calcext:value-type="float">
            <text:p>3.0398411750793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89823126792908" calcext:value-type="float">
            <text:p>2.89823126792908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.94175720214844" calcext:value-type="float">
            <text:p>2.94175720214844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.98699021339417" calcext:value-type="float">
            <text:p>2.98699021339417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.97087121009827" calcext:value-type="float">
            <text:p>2.97087121009827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93574833869934" calcext:value-type="float">
            <text:p>2.93574833869934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.91847491264343" calcext:value-type="float">
            <text:p>2.91847491264343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95925569534302" calcext:value-type="float">
            <text:p>2.95925569534302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.84966111183167" calcext:value-type="float">
            <text:p>2.8496611118316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.98698043823242" calcext:value-type="float">
            <text:p>2.98698043823242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.78628396987915" calcext:value-type="float">
            <text:p>2.7862839698791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97634530067444" calcext:value-type="float">
            <text:p>2.97634530067444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.9294695854187" calcext:value-type="float">
            <text:p>2.9294695854187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.8822226524353" calcext:value-type="float">
            <text:p>2.8822226524353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.87402987480164" calcext:value-type="float">
            <text:p>2.87402987480164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.99939608573914" calcext:value-type="float">
            <text:p>2.99939608573914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95814681053162" calcext:value-type="float">
            <text:p>2.95814681053162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.90606665611267" calcext:value-type="float">
            <text:p>2.90606665611267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.85393571853638" calcext:value-type="float">
            <text:p>2.85393571853638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99910449981689" calcext:value-type="float">
            <text:p>2.99910449981689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.97757434844971" calcext:value-type="float">
            <text:p>2.97757434844971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.02987456321716" calcext:value-type="float">
            <text:p>3.02987456321716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96098494529724" calcext:value-type="float">
            <text:p>2.96098494529724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.01344203948975" calcext:value-type="float">
            <text:p>3.0134420394897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.00965785980225" calcext:value-type="float">
            <text:p>3.0096578598022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8997700214386" calcext:value-type="float">
            <text:p>2.8997700214386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.85496306419373" calcext:value-type="float">
            <text:p>2.85496306419373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.9717218875885" calcext:value-type="float">
            <text:p>2.971721887588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.93908476829529" calcext:value-type="float">
            <text:p>2.93908476829529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.0394332408905" calcext:value-type="float">
            <text:p>3.039433240890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.99454665184021" calcext:value-type="float">
            <text:p>2.99454665184021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.05948138237" calcext:value-type="float">
            <text:p>3.05948138237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.08826470375061" calcext:value-type="float">
            <text:p>3.08826470375061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.08243250846863" calcext:value-type="float">
            <text:p>3.08243250846863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9655396938324" calcext:value-type="float">
            <text:p>2.9655396938324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97875261306763" calcext:value-type="float">
            <text:p>2.97875261306763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.04593825340271" calcext:value-type="float">
            <text:p>3.04593825340271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.04613709449768" calcext:value-type="float">
            <text:p>3.04613709449768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.12364077568054" calcext:value-type="float">
            <text:p>3.12364077568054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.88379669189453" calcext:value-type="float">
            <text:p>2.88379669189453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.09108591079712" calcext:value-type="float">
            <text:p>3.09108591079712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97571492195129" calcext:value-type="float">
            <text:p>2.97571492195129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.01872253417969" calcext:value-type="float">
            <text:p>3.01872253417969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89797854423523" calcext:value-type="float">
            <text:p>2.89797854423523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.00431799888611" calcext:value-type="float">
            <text:p>3.00431799888611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95697164535522" calcext:value-type="float">
            <text:p>2.95697164535522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91743803024292" calcext:value-type="float">
            <text:p>2.91743803024292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.88221216201782" calcext:value-type="float">
            <text:p>2.88221216201782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.85397839546204" calcext:value-type="float">
            <text:p>2.85397839546204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.90471076965332" calcext:value-type="float">
            <text:p>2.90471076965332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.86556553840637" calcext:value-type="float">
            <text:p>2.86556553840637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96595048904419" calcext:value-type="float">
            <text:p>2.96595048904419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.12167954444885" calcext:value-type="float">
            <text:p>3.1216795444488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.90479326248169" calcext:value-type="float">
            <text:p>2.90479326248169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.86092090606689" calcext:value-type="float">
            <text:p>2.86092090606689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.94142532348633" calcext:value-type="float">
            <text:p>2.9414253234863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.99490737915039" calcext:value-type="float">
            <text:p>2.99490737915039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.07594656944275" calcext:value-type="float">
            <text:p>3.0759465694427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.99569773674011" calcext:value-type="float">
            <text:p>2.99569773674011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.88201141357422" calcext:value-type="float">
            <text:p>2.88201141357422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.05306792259216" calcext:value-type="float">
            <text:p>3.05306792259216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.16446304321289" calcext:value-type="float">
            <text:p>3.16446304321289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.15808439254761" calcext:value-type="float">
            <text:p>3.15808439254761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.00388145446777" calcext:value-type="float">
            <text:p>3.00388145446777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.00806856155395" calcext:value-type="float">
            <text:p>3.0080685615539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.13168048858643" calcext:value-type="float">
            <text:p>3.13168048858643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.00896072387695" calcext:value-type="float">
            <text:p>3.0089607238769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.99217367172241" calcext:value-type="float">
            <text:p>2.99217367172241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.05314707756042" calcext:value-type="float">
            <text:p>3.05314707756042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.05251216888428" calcext:value-type="float">
            <text:p>3.05251216888428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.07146739959717" calcext:value-type="float">
            <text:p>3.07146739959717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99524140357971" calcext:value-type="float">
            <text:p>2.99524140357971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.06275010108948" calcext:value-type="float">
            <text:p>3.06275010108948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.96235060691833" calcext:value-type="float">
            <text:p>2.96235060691833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.95801520347595" calcext:value-type="float">
            <text:p>2.9580152034759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.8917019367218" calcext:value-type="float">
            <text:p>2.8917019367218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.92899584770203" calcext:value-type="float">
            <text:p>2.92899584770203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.99708032608032" calcext:value-type="float">
            <text:p>2.99708032608032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.00107455253601" calcext:value-type="float">
            <text:p>3.00107455253601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.90473532676697" calcext:value-type="float">
            <text:p>2.90473532676697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.96434688568115" calcext:value-type="float">
            <text:p>2.9643468856811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85504865646362" calcext:value-type="float">
            <text:p>2.85504865646362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.83109021186829" calcext:value-type="float">
            <text:p>2.83109021186829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.89620876312256" calcext:value-type="float">
            <text:p>2.89620876312256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.91759848594666" calcext:value-type="float">
            <text:p>2.91759848594666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.04138016700745" calcext:value-type="float">
            <text:p>3.0413801670074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.97509360313416" calcext:value-type="float">
            <text:p>2.97509360313416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.99971914291382" calcext:value-type="float">
            <text:p>2.99971914291382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.91216611862183" calcext:value-type="float">
            <text:p>2.91216611862183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.86688566207886" calcext:value-type="float">
            <text:p>2.86688566207886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.83051633834839" calcext:value-type="float">
            <text:p>2.83051633834839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99063038825989" calcext:value-type="float">
            <text:p>2.99063038825989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.93608951568604" calcext:value-type="float">
            <text:p>2.93608951568604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.0283088684082" calcext:value-type="float">
            <text:p>3.0283088684082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.04556488990784" calcext:value-type="float">
            <text:p>3.04556488990784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.16043257713318" calcext:value-type="float">
            <text:p>3.16043257713318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.00869822502136" calcext:value-type="float">
            <text:p>3.00869822502136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.01314115524292" calcext:value-type="float">
            <text:p>3.01314115524292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.05629348754883" calcext:value-type="float">
            <text:p>3.05629348754883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.95949602127075" calcext:value-type="float">
            <text:p>2.9594960212707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97949862480164" calcext:value-type="float">
            <text:p>2.97949862480164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99426817893982" calcext:value-type="float">
            <text:p>2.99426817893982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.89533424377441" calcext:value-type="float">
            <text:p>2.89533424377441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.04659056663513" calcext:value-type="float">
            <text:p>3.04659056663513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.84549403190613" calcext:value-type="float">
            <text:p>2.84549403190613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.90133357048035" calcext:value-type="float">
            <text:p>2.9013335704803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87504577636719" calcext:value-type="float">
            <text:p>2.87504577636719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.04301524162292" calcext:value-type="float">
            <text:p>3.04301524162292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.93998384475708" calcext:value-type="float">
            <text:p>2.93998384475708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.00134515762329" calcext:value-type="float">
            <text:p>3.00134515762329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.95660376548767" calcext:value-type="float">
            <text:p>2.95660376548767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.0323052406311" calcext:value-type="float">
            <text:p>3.0323052406311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83599781990051" calcext:value-type="float">
            <text:p>2.83599781990051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.86591958999634" calcext:value-type="float">
            <text:p>2.86591958999634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.87829637527466" calcext:value-type="float">
            <text:p>2.87829637527466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90522623062134" calcext:value-type="float">
            <text:p>2.90522623062134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.94090914726257" calcext:value-type="float">
            <text:p>2.94090914726257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.90695428848267" calcext:value-type="float">
            <text:p>2.90695428848267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98184967041016" calcext:value-type="float">
            <text:p>2.98184967041016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.9536566734314" calcext:value-type="float">
            <text:p>2.9536566734314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.96194672584534" calcext:value-type="float">
            <text:p>2.96194672584534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90562987327576" calcext:value-type="float">
            <text:p>2.90562987327576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.79006195068359" calcext:value-type="float">
            <text:p>2.79006195068359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.83439755439758" calcext:value-type="float">
            <text:p>2.83439755439758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.9141058921814" calcext:value-type="float">
            <text:p>2.9141058921814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.91431045532227" calcext:value-type="float">
            <text:p>2.91431045532227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.96275115013123" calcext:value-type="float">
            <text:p>2.96275115013123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.92581868171692" calcext:value-type="float">
            <text:p>2.92581868171692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.92709541320801" calcext:value-type="float">
            <text:p>2.92709541320801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.85061430931091" calcext:value-type="float">
            <text:p>2.85061430931091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91126370429993" calcext:value-type="float">
            <text:p>2.91126370429993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.08818411827087" calcext:value-type="float">
            <text:p>3.08818411827087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.1217315196991" calcext:value-type="float">
            <text:p>3.1217315196991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.01091432571411" calcext:value-type="float">
            <text:p>3.01091432571411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.9322464466095" calcext:value-type="float">
            <text:p>2.932246446609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.0833568572998" calcext:value-type="float">
            <text:p>3.0833568572998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.96678590774536" calcext:value-type="float">
            <text:p>2.96678590774536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.90899729728699" calcext:value-type="float">
            <text:p>2.90899729728699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.0279700756073" calcext:value-type="float">
            <text:p>3.0279700756073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98714280128479" calcext:value-type="float">
            <text:p>2.98714280128479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.94825839996338" calcext:value-type="float">
            <text:p>2.94825839996338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8059344291687" calcext:value-type="float">
            <text:p>2.8059344291687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.18868494033813" calcext:value-type="float">
            <text:p>3.18868494033813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.98954343795776" calcext:value-type="float">
            <text:p>2.98954343795776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.89745688438416" calcext:value-type="float">
            <text:p>2.89745688438416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.01908898353577" calcext:value-type="float">
            <text:p>3.0190889835357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.97535109519958" calcext:value-type="float">
            <text:p>2.97535109519958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.99290990829468" calcext:value-type="float">
            <text:p>2.99290990829468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.03732204437256" calcext:value-type="float">
            <text:p>3.03732204437256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.85926365852356" calcext:value-type="float">
            <text:p>2.85926365852356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.0044207572937" calcext:value-type="float">
            <text:p>3.0044207572937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.93507218360901" calcext:value-type="float">
            <text:p>2.93507218360901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.86319851875305" calcext:value-type="float">
            <text:p>2.8631985187530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.90388870239258" calcext:value-type="float">
            <text:p>2.90388870239258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.89185380935669" calcext:value-type="float">
            <text:p>2.89185380935669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.92673492431641" calcext:value-type="float">
            <text:p>2.92673492431641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.93448424339294" calcext:value-type="float">
            <text:p>2.93448424339294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.87186360359192" calcext:value-type="float">
            <text:p>2.87186360359192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.9875750541687" calcext:value-type="float">
            <text:p>2.9875750541687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.03610801696777" calcext:value-type="float">
            <text:p>3.03610801696777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.85993456840515" calcext:value-type="float">
            <text:p>2.8599345684051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93458461761475" calcext:value-type="float">
            <text:p>2.9345846176147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.06337213516235" calcext:value-type="float">
            <text:p>3.06337213516235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.92394185066223" calcext:value-type="float">
            <text:p>2.92394185066223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.00567197799683" calcext:value-type="float">
            <text:p>3.00567197799683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.95013451576233" calcext:value-type="float">
            <text:p>2.95013451576233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.99848079681396" calcext:value-type="float">
            <text:p>2.99848079681396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.99316596984863" calcext:value-type="float">
            <text:p>2.99316596984863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.9536452293396" calcext:value-type="float">
            <text:p>2.9536452293396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.01313138008118" calcext:value-type="float">
            <text:p>3.01313138008118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.93671369552612" calcext:value-type="float">
            <text:p>2.93671369552612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.006098985672" calcext:value-type="float">
            <text:p>3.006098985672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.82506966590881" calcext:value-type="float">
            <text:p>2.82506966590881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.97412967681885" calcext:value-type="float">
            <text:p>2.97412967681885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.33405423164368" calcext:value-type="float">
            <text:p>3.33405423164368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.02943229675293" calcext:value-type="float">
            <text:p>3.02943229675293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.02604556083679" calcext:value-type="float">
            <text:p>3.02604556083679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.90652132034302" calcext:value-type="float">
            <text:p>2.90652132034302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.8305549621582" calcext:value-type="float">
            <text:p>2.8305549621582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.88929915428162" calcext:value-type="float">
            <text:p>2.88929915428162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.98876667022705" calcext:value-type="float">
            <text:p>2.9887666702270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95372629165649" calcext:value-type="float">
            <text:p>2.95372629165649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.99719190597534" calcext:value-type="float">
            <text:p>2.99719190597534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.9180703163147" calcext:value-type="float">
            <text:p>2.9180703163147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.9956111907959" calcext:value-type="float">
            <text:p>2.9956111907959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.12114310264587" calcext:value-type="float">
            <text:p>3.12114310264587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84104132652283" calcext:value-type="float">
            <text:p>2.84104132652283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.00935220718384" calcext:value-type="float">
            <text:p>3.00935220718384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.88695645332336" calcext:value-type="float">
            <text:p>2.88695645332336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.9905846118927" calcext:value-type="float">
            <text:p>2.9905846118927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.93645286560059" calcext:value-type="float">
            <text:p>2.93645286560059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.85520601272583" calcext:value-type="float">
            <text:p>2.85520601272583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.92415571212769" calcext:value-type="float">
            <text:p>2.92415571212769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.87868881225586" calcext:value-type="float">
            <text:p>2.87868881225586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.84887766838074" calcext:value-type="float">
            <text:p>2.84887766838074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.10426044464111" calcext:value-type="float">
            <text:p>3.10426044464111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.8071928024292" calcext:value-type="float">
            <text:p>2.8071928024292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.87828183174133" calcext:value-type="float">
            <text:p>2.87828183174133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.11069655418396" calcext:value-type="float">
            <text:p>3.11069655418396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.95844793319702" calcext:value-type="float">
            <text:p>2.95844793319702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.9789514541626" calcext:value-type="float">
            <text:p>2.9789514541626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02925395965576" calcext:value-type="float">
            <text:p>3.02925395965576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.04645490646362" calcext:value-type="float">
            <text:p>3.04645490646362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.05121827125549" calcext:value-type="float">
            <text:p>3.05121827125549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.03905820846558" calcext:value-type="float">
            <text:p>3.03905820846558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.85934448242187" calcext:value-type="float">
            <text:p>2.85934448242187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.1438295841217" calcext:value-type="float">
            <text:p>3.1438295841217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.09560990333557" calcext:value-type="float">
            <text:p>3.09560990333557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.96186017990112" calcext:value-type="float">
            <text:p>2.96186017990112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.86917304992676" calcext:value-type="float">
            <text:p>2.86917304992676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.86211824417114" calcext:value-type="float">
            <text:p>2.86211824417114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96529746055603" calcext:value-type="float">
            <text:p>2.96529746055603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.91231179237366" calcext:value-type="float">
            <text:p>2.91231179237366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.84750962257385" calcext:value-type="float">
            <text:p>2.8475096225738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.89554595947266" calcext:value-type="float">
            <text:p>2.89554595947266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.03898215293884" calcext:value-type="float">
            <text:p>3.03898215293884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.86417675018311" calcext:value-type="float">
            <text:p>2.86417675018311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.80809998512268" calcext:value-type="float">
            <text:p>2.80809998512268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.90729093551636" calcext:value-type="float">
            <text:p>2.90729093551636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.09922361373901" calcext:value-type="float">
            <text:p>3.09922361373901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.02518796920776" calcext:value-type="float">
            <text:p>3.02518796920776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.06209921836853" calcext:value-type="float">
            <text:p>3.06209921836853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.05097436904907" calcext:value-type="float">
            <text:p>3.05097436904907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.96508646011353" calcext:value-type="float">
            <text:p>2.96508646011353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.96291899681091" calcext:value-type="float">
            <text:p>2.96291899681091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.99416708946228" calcext:value-type="float">
            <text:p>2.99416708946228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.78097105026245" calcext:value-type="float">
            <text:p>2.7809710502624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.88994550704956" calcext:value-type="float">
            <text:p>2.88994550704956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.94485116004944" calcext:value-type="float">
            <text:p>2.94485116004944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.9527895450592" calcext:value-type="float">
            <text:p>2.9527895450592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.85662603378296" calcext:value-type="float">
            <text:p>2.85662603378296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97676396369934" calcext:value-type="float">
            <text:p>2.97676396369934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.00019860267639" calcext:value-type="float">
            <text:p>3.00019860267639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.0646116733551" calcext:value-type="float">
            <text:p>3.0646116733551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.02115416526794" calcext:value-type="float">
            <text:p>3.02115416526794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.98918318748474" calcext:value-type="float">
            <text:p>2.98918318748474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.91615509986877" calcext:value-type="float">
            <text:p>2.91615509986877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.86037278175354" calcext:value-type="float">
            <text:p>2.86037278175354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.93792819976807" calcext:value-type="float">
            <text:p>2.93792819976807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.06989336013794" calcext:value-type="float">
            <text:p>3.06989336013794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.91546535491943" calcext:value-type="float">
            <text:p>2.91546535491943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.01824879646301" calcext:value-type="float">
            <text:p>3.01824879646301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.99090003967285" calcext:value-type="float">
            <text:p>2.99090003967285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.02792096138" calcext:value-type="float">
            <text:p>3.02792096138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.90939688682556" calcext:value-type="float">
            <text:p>2.90939688682556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.91701626777649" calcext:value-type="float">
            <text:p>2.91701626777649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.07719588279724" calcext:value-type="float">
            <text:p>3.07719588279724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.02727460861206" calcext:value-type="float">
            <text:p>3.02727460861206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.90376806259155" calcext:value-type="float">
            <text:p>2.90376806259155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90732526779175" calcext:value-type="float">
            <text:p>2.90732526779175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.95465564727783" calcext:value-type="float">
            <text:p>2.95465564727783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.97754549980164" calcext:value-type="float">
            <text:p>2.97754549980164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.08530831336975" calcext:value-type="float">
            <text:p>3.08530831336975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.95151090621948" calcext:value-type="float">
            <text:p>2.95151090621948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.06462502479553" calcext:value-type="float">
            <text:p>3.06462502479553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.89843988418579" calcext:value-type="float">
            <text:p>2.89843988418579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.98548531532288" calcext:value-type="float">
            <text:p>2.98548531532288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.02512001991272" calcext:value-type="float">
            <text:p>3.02512001991272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.04795861244202" calcext:value-type="float">
            <text:p>3.04795861244202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.90848064422607" calcext:value-type="float">
            <text:p>2.90848064422607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.89801549911499" calcext:value-type="float">
            <text:p>2.89801549911499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88425064086914" calcext:value-type="float">
            <text:p>2.88425064086914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.87797927856445" calcext:value-type="float">
            <text:p>2.87797927856445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.92808151245117" calcext:value-type="float">
            <text:p>2.92808151245117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.96774291992187" calcext:value-type="float">
            <text:p>2.96774291992187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.02260780334473" calcext:value-type="float">
            <text:p>3.02260780334473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.90877270698547" calcext:value-type="float">
            <text:p>2.90877270698547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.93058204650879" calcext:value-type="float">
            <text:p>2.93058204650879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.99360370635986" calcext:value-type="float">
            <text:p>2.99360370635986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.81886649131775" calcext:value-type="float">
            <text:p>2.81886649131775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.83898377418518" calcext:value-type="float">
            <text:p>2.83898377418518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.8479859828949" calcext:value-type="float">
            <text:p>2.8479859828949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.95819020271301" calcext:value-type="float">
            <text:p>2.95819020271301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.91442584991455" calcext:value-type="float">
            <text:p>2.91442584991455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.22027063369751" calcext:value-type="float">
            <text:p>3.22027063369751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.93825316429138" calcext:value-type="float">
            <text:p>2.93825316429138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.03867292404175" calcext:value-type="float">
            <text:p>3.0386729240417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.15786480903625" calcext:value-type="float">
            <text:p>3.1578648090362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.06789422035217" calcext:value-type="float">
            <text:p>3.06789422035217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.00541138648987" calcext:value-type="float">
            <text:p>3.00541138648987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.09337759017944" calcext:value-type="float">
            <text:p>3.09337759017944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08879923820496" calcext:value-type="float">
            <text:p>3.08879923820496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.98607707023621" calcext:value-type="float">
            <text:p>2.98607707023621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.91565370559692" calcext:value-type="float">
            <text:p>2.91565370559692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.15172052383423" calcext:value-type="float">
            <text:p>3.15172052383423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.93386840820312" calcext:value-type="float">
            <text:p>2.93386840820312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.89550304412842" calcext:value-type="float">
            <text:p>2.89550304412842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.98243713378906" calcext:value-type="float">
            <text:p>2.98243713378906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.94009304046631" calcext:value-type="float">
            <text:p>2.94009304046631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.02113461494446" calcext:value-type="float">
            <text:p>3.02113461494446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.98070597648621" calcext:value-type="float">
            <text:p>2.98070597648621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8362021446228" calcext:value-type="float">
            <text:p>2.8362021446228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.87001466751099" calcext:value-type="float">
            <text:p>2.87001466751099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.94103908538818" calcext:value-type="float">
            <text:p>2.94103908538818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.99856686592102" calcext:value-type="float">
            <text:p>2.99856686592102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.93938446044922" calcext:value-type="float">
            <text:p>2.93938446044922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.02092790603638" calcext:value-type="float">
            <text:p>3.02092790603638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.89952373504639" calcext:value-type="float">
            <text:p>2.89952373504639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.94506907463074" calcext:value-type="float">
            <text:p>2.94506907463074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.93930006027222" calcext:value-type="float">
            <text:p>2.93930006027222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.86333894729614" calcext:value-type="float">
            <text:p>2.86333894729614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88747358322144" calcext:value-type="float">
            <text:p>2.88747358322144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.0701596736908" calcext:value-type="float">
            <text:p>3.0701596736908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.07026863098145" calcext:value-type="float">
            <text:p>3.07026863098145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.89769840240479" calcext:value-type="float">
            <text:p>2.89769840240479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.99623012542725" calcext:value-type="float">
            <text:p>2.99623012542725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.94558167457581" calcext:value-type="float">
            <text:p>2.94558167457581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.12200570106506" calcext:value-type="float">
            <text:p>3.12200570106506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.92975950241089" calcext:value-type="float">
            <text:p>2.92975950241089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.02522969245911" calcext:value-type="float">
            <text:p>3.02522969245911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.95974779129028" calcext:value-type="float">
            <text:p>2.95974779129028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.07980728149414" calcext:value-type="float">
            <text:p>3.07980728149414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.94355392456055" calcext:value-type="float">
            <text:p>2.9435539245605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.07296848297119" calcext:value-type="float">
            <text:p>3.07296848297119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.01338171958923" calcext:value-type="float">
            <text:p>3.01338171958923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.02074503898621" calcext:value-type="float">
            <text:p>3.02074503898621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.23633503913879" calcext:value-type="float">
            <text:p>3.23633503913879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.05226588249207" calcext:value-type="float">
            <text:p>3.05226588249207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.96908497810364" calcext:value-type="float">
            <text:p>2.96908497810364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.02553987503052" calcext:value-type="float">
            <text:p>3.02553987503052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.96909928321838" calcext:value-type="float">
            <text:p>2.96909928321838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82756567001343" calcext:value-type="float">
            <text:p>2.82756567001343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.89703631401062" calcext:value-type="float">
            <text:p>2.89703631401062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.9173731803894" calcext:value-type="float">
            <text:p>2.9173731803894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.89395213127136" calcext:value-type="float">
            <text:p>2.89395213127136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.93730807304382" calcext:value-type="float">
            <text:p>2.93730807304382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.96494030952454" calcext:value-type="float">
            <text:p>2.96494030952454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.93837881088257" calcext:value-type="float">
            <text:p>2.93837881088257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.86238980293274" calcext:value-type="float">
            <text:p>2.86238980293274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.90894532203674" calcext:value-type="float">
            <text:p>2.90894532203674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.8331298828125" calcext:value-type="float">
            <text:p>2.833129882812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.0212926864624" calcext:value-type="float">
            <text:p>3.0212926864624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.83662819862366" calcext:value-type="float">
            <text:p>2.83662819862366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.95433950424194" calcext:value-type="float">
            <text:p>2.95433950424194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.00736117362976" calcext:value-type="float">
            <text:p>3.00736117362976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.85950946807861" calcext:value-type="float">
            <text:p>2.85950946807861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.98255157470703" calcext:value-type="float">
            <text:p>2.98255157470703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.86159896850586" calcext:value-type="float">
            <text:p>2.86159896850586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.83739614486694" calcext:value-type="float">
            <text:p>2.83739614486694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.0072455406189" calcext:value-type="float">
            <text:p>3.0072455406189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.92680263519287" calcext:value-type="float">
            <text:p>2.92680263519287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.39096021652222" calcext:value-type="float">
            <text:p>3.39096021652222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.97820663452148" calcext:value-type="float">
            <text:p>2.97820663452148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.08833479881287" calcext:value-type="float">
            <text:p>3.08833479881287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.96175646781921" calcext:value-type="float">
            <text:p>2.96175646781921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.02981281280518" calcext:value-type="float">
            <text:p>3.02981281280518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.05748152732849" calcext:value-type="float">
            <text:p>3.05748152732849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.00805020332336" calcext:value-type="float">
            <text:p>3.00805020332336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.87172484397888" calcext:value-type="float">
            <text:p>2.87172484397888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.95303821563721" calcext:value-type="float">
            <text:p>2.95303821563721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.03725409507751" calcext:value-type="float">
            <text:p>3.03725409507751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.14361071586609" calcext:value-type="float">
            <text:p>3.14361071586609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.9892041683197" calcext:value-type="float">
            <text:p>2.9892041683197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.09292340278625" calcext:value-type="float">
            <text:p>3.0929234027862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.97030210494995" calcext:value-type="float">
            <text:p>2.97030210494995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.0518217086792" calcext:value-type="float">
            <text:p>3.0518217086792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.93406081199646" calcext:value-type="float">
            <text:p>2.93406081199646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.84774684906006" calcext:value-type="float">
            <text:p>2.84774684906006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.97842693328857" calcext:value-type="float">
            <text:p>2.97842693328857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.98998379707336" calcext:value-type="float">
            <text:p>2.98998379707336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.98999309539795" calcext:value-type="float">
            <text:p>2.9899930953979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.05373072624207" calcext:value-type="float">
            <text:p>3.05373072624207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.84036350250244" calcext:value-type="float">
            <text:p>2.84036350250244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.02103471755981" calcext:value-type="float">
            <text:p>3.02103471755981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.02419519424438" calcext:value-type="float">
            <text:p>3.02419519424438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.08985209465027" calcext:value-type="float">
            <text:p>3.08985209465027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.00168085098267" calcext:value-type="float">
            <text:p>3.00168085098267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.32381510734558" calcext:value-type="float">
            <text:p>3.32381510734558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.65782403945923" calcext:value-type="float">
            <text:p>3.65782403945923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.66420030593872" calcext:value-type="float">
            <text:p>3.66420030593872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.64252924919128" calcext:value-type="float">
            <text:p>4.64252924919128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.95949459075928" calcext:value-type="float">
            <text:p>2.95949459075928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.05379962921143" calcext:value-type="float">
            <text:p>3.05379962921143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.96022081375122" calcext:value-type="float">
            <text:p>2.96022081375122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.91401624679565" calcext:value-type="float">
            <text:p>2.9140162467956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.05468058586121" calcext:value-type="float">
            <text:p>3.05468058586121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.98981380462646" calcext:value-type="float">
            <text:p>2.98981380462646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.99402594566345" calcext:value-type="float">
            <text:p>2.9940259456634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.06454873085022" calcext:value-type="float">
            <text:p>3.06454873085022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.02391457557678" calcext:value-type="float">
            <text:p>3.02391457557678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.93140816688538" calcext:value-type="float">
            <text:p>2.93140816688538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02124977111816" calcext:value-type="float">
            <text:p>3.02124977111816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.03364491462708" calcext:value-type="float">
            <text:p>3.03364491462708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.11732649803162" calcext:value-type="float">
            <text:p>3.11732649803162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.21171450614929" calcext:value-type="float">
            <text:p>3.21171450614929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.1104142665863" calcext:value-type="float">
            <text:p>3.1104142665863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.92124533653259" calcext:value-type="float">
            <text:p>2.92124533653259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.04007077217102" calcext:value-type="float">
            <text:p>3.04007077217102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.10306859016418" calcext:value-type="float">
            <text:p>3.10306859016418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.0045223236084" calcext:value-type="float">
            <text:p>3.0045223236084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.85760045051575" calcext:value-type="float">
            <text:p>2.85760045051575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.02620005607605" calcext:value-type="float">
            <text:p>3.02620005607605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.97589206695557" calcext:value-type="float">
            <text:p>2.97589206695557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.85727620124817" calcext:value-type="float">
            <text:p>2.85727620124817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.01913714408875" calcext:value-type="float">
            <text:p>3.0191371440887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.89762687683105" calcext:value-type="float">
            <text:p>2.8976268768310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.96112155914307" calcext:value-type="float">
            <text:p>2.96112155914307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.99511384963989" calcext:value-type="float">
            <text:p>2.99511384963989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.87595987319946" calcext:value-type="float">
            <text:p>2.87595987319946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.84509181976318" calcext:value-type="float">
            <text:p>2.84509181976318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.89883971214294" calcext:value-type="float">
            <text:p>2.89883971214294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.90376949310303" calcext:value-type="float">
            <text:p>2.90376949310303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.94520878791809" calcext:value-type="float">
            <text:p>2.94520878791809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.91580581665039" calcext:value-type="float">
            <text:p>2.91580581665039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.94625282287598" calcext:value-type="float">
            <text:p>2.94625282287598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.91577363014221" calcext:value-type="float">
            <text:p>2.91577363014221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.11020612716675" calcext:value-type="float">
            <text:p>3.11020612716675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.81266283988953" calcext:value-type="float">
            <text:p>2.81266283988953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.86942362785339" calcext:value-type="float">
            <text:p>2.86942362785339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.87825155258179" calcext:value-type="float">
            <text:p>2.87825155258179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.98532247543335" calcext:value-type="float">
            <text:p>2.98532247543335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.9251115322113" calcext:value-type="float">
            <text:p>2.9251115322113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.97426581382751" calcext:value-type="float">
            <text:p>2.97426581382751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.97940492630005" calcext:value-type="float">
            <text:p>2.97940492630005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.08121705055237" calcext:value-type="float">
            <text:p>3.08121705055237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.0462064743042" calcext:value-type="float">
            <text:p>3.0462064743042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.91448879241943" calcext:value-type="float">
            <text:p>2.91448879241943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.8418436050415" calcext:value-type="float">
            <text:p>2.841843605041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.93525123596191" calcext:value-type="float">
            <text:p>2.93525123596191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.90238904953003" calcext:value-type="float">
            <text:p>2.90238904953003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.11059951782227" calcext:value-type="float">
            <text:p>3.11059951782227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.01629257202148" calcext:value-type="float">
            <text:p>3.01629257202148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.0446343421936" calcext:value-type="float">
            <text:p>3.0446343421936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.02097392082214" calcext:value-type="float">
            <text:p>3.02097392082214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.92327475547791" calcext:value-type="float">
            <text:p>2.92327475547791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.89383053779602" calcext:value-type="float">
            <text:p>2.89383053779602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.81434726715088" calcext:value-type="float">
            <text:p>2.81434726715088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.00333976745605" calcext:value-type="float">
            <text:p>3.00333976745605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.07121896743774" calcext:value-type="float">
            <text:p>3.07121896743774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.16439270973206" calcext:value-type="float">
            <text:p>3.16439270973206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.89442110061646" calcext:value-type="float">
            <text:p>2.89442110061646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.85004472732544" calcext:value-type="float">
            <text:p>2.85004472732544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.01089310646057" calcext:value-type="float">
            <text:p>3.01089310646057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.02050757408142" calcext:value-type="float">
            <text:p>3.02050757408142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.86703848838806" calcext:value-type="float">
            <text:p>2.86703848838806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.99173259735107" calcext:value-type="float">
            <text:p>2.99173259735107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.06262159347534" calcext:value-type="float">
            <text:p>3.06262159347534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.03443813323975" calcext:value-type="float">
            <text:p>3.03443813323975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.97306442260742" calcext:value-type="float">
            <text:p>2.97306442260742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.0247437953949" calcext:value-type="float">
            <text:p>3.0247437953949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.84377527236938" calcext:value-type="float">
            <text:p>2.84377527236938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06549763679504" calcext:value-type="float">
            <text:p>3.06549763679504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.60167074203491" calcext:value-type="float">
            <text:p>3.60167074203491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.00089931488037" calcext:value-type="float">
            <text:p>3.00089931488037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.90856528282166" calcext:value-type="float">
            <text:p>2.90856528282166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.02132892608643" calcext:value-type="float">
            <text:p>3.02132892608643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.82167387008667" calcext:value-type="float">
            <text:p>2.82167387008667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.8883068561554" calcext:value-type="float">
            <text:p>2.8883068561554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.89323472976685" calcext:value-type="float">
            <text:p>2.89323472976685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.01764917373657" calcext:value-type="float">
            <text:p>3.01764917373657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.83445858955383" calcext:value-type="float">
            <text:p>2.83445858955383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01387357711792" calcext:value-type="float">
            <text:p>3.01387357711792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.97091603279114" calcext:value-type="float">
            <text:p>2.97091603279114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.94818782806396" calcext:value-type="float">
            <text:p>2.94818782806396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.06385254859924" calcext:value-type="float">
            <text:p>3.06385254859924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.96293473243713" calcext:value-type="float">
            <text:p>2.96293473243713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.93780970573425" calcext:value-type="float">
            <text:p>2.93780970573425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.99524331092834" calcext:value-type="float">
            <text:p>2.99524331092834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.9984085559845" calcext:value-type="float">
            <text:p>2.9984085559845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.91417264938354" calcext:value-type="float">
            <text:p>2.91417264938354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.11943054199219" calcext:value-type="float">
            <text:p>3.1194305419921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.03745317459106" calcext:value-type="float">
            <text:p>3.03745317459106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.99084115028381" calcext:value-type="float">
            <text:p>2.99084115028381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.96065878868103" calcext:value-type="float">
            <text:p>2.96065878868103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.98112487792969" calcext:value-type="float">
            <text:p>2.98112487792969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.95638370513916" calcext:value-type="float">
            <text:p>2.95638370513916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.8456130027771" calcext:value-type="float">
            <text:p>2.8456130027771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.92234253883362" calcext:value-type="float">
            <text:p>2.92234253883362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.88201904296875" calcext:value-type="float">
            <text:p>2.88201904296875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.8984751701355" calcext:value-type="float">
            <text:p>2.8984751701355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.97391176223755" calcext:value-type="float">
            <text:p>2.97391176223755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.82661056518555" calcext:value-type="float">
            <text:p>2.82661056518555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.85625576972961" calcext:value-type="float">
            <text:p>2.85625576972961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.01410841941833" calcext:value-type="float">
            <text:p>3.01410841941833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.88653826713562" calcext:value-type="float">
            <text:p>2.88653826713562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.90784907341003" calcext:value-type="float">
            <text:p>2.90784907341003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.99067997932434" calcext:value-type="float">
            <text:p>2.99067997932434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.91536784172058" calcext:value-type="float">
            <text:p>2.91536784172058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.03270101547241" calcext:value-type="float">
            <text:p>3.03270101547241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.98341631889343" calcext:value-type="float">
            <text:p>2.98341631889343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.96174621582031" calcext:value-type="float">
            <text:p>2.9617462158203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05T16:59:17.387421192</dc:date>
    <meta:editing-duration>PT11M21S</meta:editing-duration>
    <meta:editing-cycles>1</meta:editing-cycles>
    <meta:document-statistic meta:table-count="1" meta:cell-count="2001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224cm" svg:height="14.557cm" xlink:href=".." xlink:type="simple" chart:class="chart:scatter" chart:style-name="ch1">
        <chart:legend chart:legend-position="end" svg:x="17.372cm" svg:y="6.979cm" style:legend-expansion="high" chart:style-name="ch2"/>
        <chart:plot-area chart:style-name="ch3" table:cell-range-address="Eval_results.A1:Eval_results.B1000" svg:x="0.3cm" svg:y="0.542cm" svg:width="15.547cm" svg:height="13.452cm">
          <chartooo:coordinate-region svg:x="0.921cm" svg:y="0.741cm" svg:width="14.554cm" svg:height="12.6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val_results.B1:Eval_results.B1000" chart:class="chart:scatter">
            <chart:domain table:cell-range-address="Eval_results.A1:Eval_results.A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val_results.A1:Eval_results.A1000</svg:desc>
                </draw:g>
              </table:table-cell>
              <table:table-cell office:value-type="float" office:value="3.22405362129211">
                <text:p>3.22405362129211</text:p>
                <draw:g>
                  <svg:desc>Eval_results.B1:Eval_results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86934876441956">
                <text:p>2.86934876441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86121296882629">
                <text:p>2.86121296882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6658692359924">
                <text:p>2.86658692359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71210622787476">
                <text:p>2.71210622787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71024584770203">
                <text:p>2.71024584770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75716042518616">
                <text:p>2.75716042518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85244703292847">
                <text:p>2.85244703292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69224762916565">
                <text:p>2.692247629165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71878957748413">
                <text:p>2.71878957748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26289987564087">
                <text:p>3.26289987564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86782026290894">
                <text:p>2.86782026290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81500768661499">
                <text:p>2.815007686614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.05066871643066">
                <text:p>4.050668716430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.525634765625">
                <text:p>4.52563476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66479182243347">
                <text:p>2.66479182243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7531726360321">
                <text:p>2.7531726360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68751406669617">
                <text:p>2.687514066696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88331913948059">
                <text:p>2.88331913948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.68967866897583">
                <text:p>2.68967866897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.93498539924622">
                <text:p>2.934985399246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.83773159980774">
                <text:p>2.83773159980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.77035450935364">
                <text:p>2.77035450935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.67315983772278">
                <text:p>8.673159837722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.71944856643677">
                <text:p>3.719448566436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.88892412185669">
                <text:p>2.888924121856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.72162747383118">
                <text:p>2.721627473831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.70010161399841">
                <text:p>5.700101613998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.73938226699829">
                <text:p>2.739382266998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.76019692420959">
                <text:p>2.760196924209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75672674179077">
                <text:p>2.756726741790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.85223793983459">
                <text:p>2.852237939834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83182287216187">
                <text:p>2.831822872161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.90179371833801">
                <text:p>2.90179371833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74097609519958">
                <text:p>2.740976095199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.76077175140381">
                <text:p>2.760771751403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.83626246452332">
                <text:p>2.836262464523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80297660827637">
                <text:p>2.802976608276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.81771993637085">
                <text:p>2.817719936370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.68579602241516">
                <text:p>2.685796022415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.89959025382996">
                <text:p>2.899590253829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.66969323158264">
                <text:p>2.66969323158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.89704704284668">
                <text:p>2.897047042846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.68023467063904">
                <text:p>2.680234670639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.68133401870728">
                <text:p>2.681334018707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.70016932487488">
                <text:p>2.700169324874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.70409607887268">
                <text:p>2.704096078872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.80755376815796">
                <text:p>2.807553768157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.6891393661499">
                <text:p>2.68913936614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.71161723136902">
                <text:p>2.711617231369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.70353603363037">
                <text:p>2.703536033630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.715500831604">
                <text:p>2.7155008316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.75783705711365">
                <text:p>2.757837057113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.89082002639771">
                <text:p>2.890820026397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.948326587677">
                <text:p>2.9483265876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.93679094314575">
                <text:p>2.936790943145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.00025153160095">
                <text:p>3.000251531600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.92329692840576">
                <text:p>2.923296928405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.8946840763092">
                <text:p>2.89468407630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.86711692810059">
                <text:p>2.867116928100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.82359337806702">
                <text:p>2.823593378067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.06224584579468">
                <text:p>3.062245845794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.03387403488159">
                <text:p>3.033874034881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3.00402450561523">
                <text:p>3.004024505615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.88646507263184">
                <text:p>2.886465072631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.87860655784607">
                <text:p>2.878606557846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.90296173095703">
                <text:p>2.902961730957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.93262958526611">
                <text:p>2.932629585266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.0856363773346">
                <text:p>4.08563637733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.86535739898682">
                <text:p>2.865357398986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91171884536743">
                <text:p>2.911718845367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9029004573822">
                <text:p>2.90290045738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98106837272644">
                <text:p>2.981068372726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97660136222839">
                <text:p>2.976601362228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.01604843139648">
                <text:p>3.016048431396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.10612869262695">
                <text:p>3.106128692626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.83530020713806">
                <text:p>2.83530020713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.88589239120483">
                <text:p>2.885892391204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.90104937553406">
                <text:p>2.901049375534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.97308754920959">
                <text:p>2.973087549209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.90439343452454">
                <text:p>2.904393434524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.84764933586121">
                <text:p>2.847649335861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.80053377151489">
                <text:p>2.800533771514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.77650380134583">
                <text:p>2.776503801345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.92137980461121">
                <text:p>2.921379804611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.92295789718628">
                <text:p>2.922957897186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.00747585296631">
                <text:p>3.007475852966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.88645172119141">
                <text:p>2.886451721191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.00198197364807">
                <text:p>3.001981973648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.01474404335022">
                <text:p>3.014744043350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.94088506698608">
                <text:p>2.940885066986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.05760860443115">
                <text:p>3.057608604431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.96310782432556">
                <text:p>2.963107824325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.11774563789368">
                <text:p>3.117745637893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.97254610061646">
                <text:p>2.972546100616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.93837714195251">
                <text:p>2.938377141952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.38911485671997">
                <text:p>3.389114856719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.88888001441956">
                <text:p>2.888880014419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.048996925354">
                <text:p>3.0489969253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.97589087486267">
                <text:p>2.975890874862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.86663961410522">
                <text:p>2.866639614105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.86666631698608">
                <text:p>2.866666316986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3.00089335441589">
                <text:p>3.000893354415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.91660046577454">
                <text:p>2.916600465774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3.14719438552856">
                <text:p>3.147194385528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.91893100738525">
                <text:p>2.918931007385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.92527556419373">
                <text:p>2.925275564193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.90363168716431">
                <text:p>2.903631687164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.97091245651245">
                <text:p>2.970912456512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.97328042984009">
                <text:p>2.973280429840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.85787200927734">
                <text:p>2.857872009277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.97234964370728">
                <text:p>2.972349643707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.88711071014404">
                <text:p>2.887110710144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.860506772995">
                <text:p>2.8605067729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.89245629310608">
                <text:p>2.892456293106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3.10105299949646">
                <text:p>3.101052999496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.94362902641296">
                <text:p>2.943629026412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.07939720153809">
                <text:p>3.079397201538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.99183917045593">
                <text:p>2.991839170455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.99882292747498">
                <text:p>2.998822927474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.91959190368652">
                <text:p>2.919591903686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.86219048500061">
                <text:p>2.862190485000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.93213701248169">
                <text:p>2.932137012481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.85740566253662">
                <text:p>2.857405662536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.86118102073669">
                <text:p>2.861181020736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.78222036361694">
                <text:p>2.782220363616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5.34226322174072">
                <text:p>5.342263221740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.92731285095215">
                <text:p>2.927312850952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.93650221824646">
                <text:p>2.936502218246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.93245053291321">
                <text:p>2.932450532913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.95105767250061">
                <text:p>2.951057672500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.041748046875">
                <text:p>3.041748046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.10249829292297">
                <text:p>3.102498292922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.81382012367249">
                <text:p>2.813820123672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.89736580848694">
                <text:p>2.897365808486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6.17227649688721">
                <text:p>6.172276496887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.96488738059998">
                <text:p>2.964887380599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.00939178466797">
                <text:p>3.009391784667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.9922776222229">
                <text:p>2.99227762222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7.43985176086426">
                <text:p>7.439851760864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6.1058669090271">
                <text:p>6.10586690902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.93112230300903">
                <text:p>2.931122303009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.88925385475159">
                <text:p>2.889253854751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.98589420318604">
                <text:p>2.985894203186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.88738703727722">
                <text:p>2.887387037277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.81042218208313">
                <text:p>2.810422182083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.76523208618164">
                <text:p>2.765232086181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.94183373451233">
                <text:p>2.941833734512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.9874849319458">
                <text:p>2.98748493194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.87271523475647">
                <text:p>2.872715234756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.99039649963379">
                <text:p>2.990396499633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.95659041404724">
                <text:p>2.956590414047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.81859111785889">
                <text:p>2.818591117858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.80065417289734">
                <text:p>2.800654172897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.92394852638245">
                <text:p>2.923948526382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.92730116844177">
                <text:p>2.927301168441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.9773645401001">
                <text:p>2.9773645401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.84225225448608">
                <text:p>2.842252254486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.94578790664673">
                <text:p>2.945787906646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.05442404747009">
                <text:p>3.054424047470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.97230768203735">
                <text:p>2.972307682037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.12515830993652">
                <text:p>3.125158309936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.9261531829834">
                <text:p>2.92615318298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.00337672233582">
                <text:p>3.003376722335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.03997921943665">
                <text:p>3.03997921943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.12120985984802">
                <text:p>3.121209859848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.92231559753418">
                <text:p>2.922315597534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.02513384819031">
                <text:p>3.025133848190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.06056761741638">
                <text:p>3.060567617416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.90226173400879">
                <text:p>2.902261734008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2.96883487701416">
                <text:p>2.968834877014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.0823380947113">
                <text:p>3.08233809471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3.06763863563538">
                <text:p>3.067638635635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.96481132507324">
                <text:p>2.964811325073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.90821218490601">
                <text:p>2.908212184906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.13387441635132">
                <text:p>3.133874416351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.94728994369507">
                <text:p>2.947289943695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.95606994628906">
                <text:p>2.956069946289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.87600135803223">
                <text:p>2.876001358032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.01336431503296">
                <text:p>3.013364315032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.87413239479065">
                <text:p>2.874132394790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.90857911109924">
                <text:p>2.908579111099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3.50831007957458">
                <text:p>3.508310079574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.85962080955505">
                <text:p>2.859620809555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2.90464472770691">
                <text:p>2.904644727706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2.83361434936523">
                <text:p>2.833614349365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2.84230279922485">
                <text:p>2.842302799224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2.92133593559265">
                <text:p>2.921335935592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2.99600744247437">
                <text:p>2.996007442474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2.86540269851685">
                <text:p>2.865402698516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3.04569339752197">
                <text:p>3.045693397521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.88664793968201">
                <text:p>2.886647939682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2.89514327049255">
                <text:p>2.895143270492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2.94319176673889">
                <text:p>2.943191766738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.8753228187561">
                <text:p>2.87532281875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.86995697021484">
                <text:p>2.869956970214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2.89502716064453">
                <text:p>2.895027160644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3.44103240966797">
                <text:p>3.441032409667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8.37004494667053">
                <text:p>8.370044946670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8.38261795043945">
                <text:p>8.382617950439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2.2772328853607">
                <text:p>12.27723288536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2.4053890705109">
                <text:p>12.40538907051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0.7441291809082">
                <text:p>10.74412918090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3.19801783561707">
                <text:p>3.198017835617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7.60906863212585">
                <text:p>7.609068632125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3.00251388549805">
                <text:p>3.002513885498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3.08456134796143">
                <text:p>3.084561347961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3.02677488327026">
                <text:p>3.026774883270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3.0179705619812">
                <text:p>3.01797056198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2.8679883480072">
                <text:p>2.86798834800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.86404705047607">
                <text:p>2.864047050476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2.81466960906982">
                <text:p>2.814669609069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3.04859042167664">
                <text:p>3.048590421676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2.9108726978302">
                <text:p>2.91087269783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3.01092767715454">
                <text:p>3.010927677154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.92383694648743">
                <text:p>2.923836946487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.88735222816467">
                <text:p>2.887352228164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3.87393021583557">
                <text:p>3.873930215835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4.2231011390686">
                <text:p>4.22310113906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.93726015090942">
                <text:p>2.937260150909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5.9405255317688">
                <text:p>5.94052553176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.95189738273621">
                <text:p>2.951897382736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.8872652053833">
                <text:p>2.88726520538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.99030900001526">
                <text:p>2.990309000015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.91809439659119">
                <text:p>2.918094396591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.89096069335937">
                <text:p>2.890960693359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.87074756622314">
                <text:p>2.870747566223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.89699935913086">
                <text:p>2.896999359130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.92535948753357">
                <text:p>2.925359487533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3.58695459365845">
                <text:p>3.586954593658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4.52674055099487">
                <text:p>4.526740550994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.96146702766418">
                <text:p>2.961467027664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6.28657960891724">
                <text:p>6.286579608917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8.1597146987915">
                <text:p>8.15971469879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.92446565628052">
                <text:p>2.924465656280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9.58133387565613">
                <text:p>9.581333875656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.89750289916992">
                <text:p>2.897502899169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3.1134831905365">
                <text:p>3.11348319053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8.80778646469116">
                <text:p>8.807786464691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.98379397392273">
                <text:p>2.983793973922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3.03199195861816">
                <text:p>3.031991958618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.88383054733276">
                <text:p>2.883830547332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3.4731879234314">
                <text:p>3.47318792343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.97549152374268">
                <text:p>2.975491523742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.83630108833313">
                <text:p>2.836301088333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.95537757873535">
                <text:p>2.955377578735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4.02623867988586">
                <text:p>4.026238679885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.89332747459412">
                <text:p>2.893327474594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3.20095276832581">
                <text:p>3.200952768325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.95287847518921">
                <text:p>2.952878475189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.84816527366638">
                <text:p>2.848165273666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3.49230194091797">
                <text:p>3.492301940917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4.50728940963745">
                <text:p>4.507289409637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4.63638687133789">
                <text:p>4.636386871337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3.27134442329407">
                <text:p>3.271344423294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3.61667966842651">
                <text:p>3.616679668426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.83499193191528">
                <text:p>2.834991931915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9.40346169471741">
                <text:p>9.403461694717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9.37308979034424">
                <text:p>9.373089790344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3.0457496643066">
                <text:p>13.04574966430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4.3168466091156">
                <text:p>4.31684660911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3.87733912467957">
                <text:p>3.877339124679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6.11385941505432">
                <text:p>6.113859415054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7.55589365959168">
                <text:p>7.555893659591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5.09342503547668">
                <text:p>5.093425035476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1.71732878685">
                <text:p>11.717328786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4.14860677719116">
                <text:p>4.148606777191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9.52766466140747">
                <text:p>9.527664661407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3.19536066055298">
                <text:p>3.195360660552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3.06093168258667">
                <text:p>3.06093168258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3.05198788642883">
                <text:p>3.051987886428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3.02302145957947">
                <text:p>3.023021459579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3.03647923469543">
                <text:p>3.036479234695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3.04802894592285">
                <text:p>3.048028945922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3.05370020866394">
                <text:p>3.053700208663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.95507550239563">
                <text:p>2.955075502395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3.07619404792786">
                <text:p>3.076194047927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.97265243530273">
                <text:p>2.972652435302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.94402074813843">
                <text:p>2.944020748138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.90115666389465">
                <text:p>2.901156663894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.91145896911621">
                <text:p>2.911458969116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.95150756835937">
                <text:p>2.951507568359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.98305702209473">
                <text:p>2.983057022094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3.02269983291626">
                <text:p>3.022699832916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.92096734046936">
                <text:p>2.920967340469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3.08943891525269">
                <text:p>3.089438915252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.88994932174683">
                <text:p>2.889949321746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.85625123977661">
                <text:p>2.856251239776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.89881467819214">
                <text:p>2.898814678192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.91291999816895">
                <text:p>2.912919998168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.96717572212219">
                <text:p>2.967175722122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.81017255783081">
                <text:p>2.810172557830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2.92669916152954">
                <text:p>2.926699161529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2.90711641311646">
                <text:p>2.907116413116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2.97230100631714">
                <text:p>2.972301006317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2.90890192985535">
                <text:p>2.908901929855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2.95403003692627">
                <text:p>2.954030036926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2.97572565078735">
                <text:p>2.975725650787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3.0063464641571">
                <text:p>3.00634646415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2.82179713249207">
                <text:p>2.821797132492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2.98768329620361">
                <text:p>2.987683296203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3.10915923118591">
                <text:p>3.109159231185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2.98922276496887">
                <text:p>2.9892227649688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2.93913769721985">
                <text:p>2.939137697219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2.9595148563385">
                <text:p>2.95951485633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2.85470056533813">
                <text:p>2.854700565338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2.97177600860596">
                <text:p>2.971776008605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.11725091934204">
                <text:p>3.117250919342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.00832223892212">
                <text:p>3.008322238922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.02236843109131">
                <text:p>3.022368431091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2.93406105041504">
                <text:p>2.934061050415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4.31965398788452">
                <text:p>4.319653987884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3.08427047729492">
                <text:p>3.084270477294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3.05306434631348">
                <text:p>3.053064346313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2.89069986343384">
                <text:p>2.890699863433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2.88231825828552">
                <text:p>2.882318258285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3.01628684997559">
                <text:p>3.016286849975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2.9072539806366">
                <text:p>2.90725398063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3.00631380081177">
                <text:p>3.006313800811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2.89914703369141">
                <text:p>2.899147033691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2.93777060508728">
                <text:p>2.937770605087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2.87558317184448">
                <text:p>2.875583171844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2.91364645957947">
                <text:p>2.913646459579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2.88989329338074">
                <text:p>2.889893293380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2.79707956314087">
                <text:p>2.797079563140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2.91118288040161">
                <text:p>2.911182880401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3.0286123752594">
                <text:p>3.02861237525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2.87021350860596">
                <text:p>2.870213508605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2.84170603752136">
                <text:p>2.841706037521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2.83967518806458">
                <text:p>2.839675188064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2.80060577392578">
                <text:p>2.800605773925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2.95795917510986">
                <text:p>2.9579591751098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2.88994765281677">
                <text:p>2.889947652816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3.04365825653076">
                <text:p>3.043658256530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2.9926745891571">
                <text:p>2.99267458915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3.02172803878784">
                <text:p>3.021728038787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3.24999475479126">
                <text:p>3.249994754791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2.98398756980896">
                <text:p>2.983987569808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3.04155969619751">
                <text:p>3.041559696197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2.98647618293762">
                <text:p>2.986476182937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2.99061274528503">
                <text:p>2.990612745285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2.97134280204773">
                <text:p>2.971342802047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2.92719483375549">
                <text:p>2.9271948337554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2.86311316490173">
                <text:p>2.863113164901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3.04717397689819">
                <text:p>3.047173976898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3.01958060264587">
                <text:p>3.019580602645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3.06587266921997">
                <text:p>3.065872669219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2.92982769012451">
                <text:p>2.929827690124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2.81811022758484">
                <text:p>2.818110227584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2.88071417808533">
                <text:p>2.880714178085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2.79731774330139">
                <text:p>2.797317743301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2.87271690368652">
                <text:p>2.872716903686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3.05517053604126">
                <text:p>3.055170536041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2.86797451972961">
                <text:p>2.867974519729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2.69542479515076">
                <text:p>2.695424795150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3.00905895233154">
                <text:p>3.009058952331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3.05563378334045">
                <text:p>3.055633783340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2.89006543159485">
                <text:p>2.890065431594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2.97475957870483">
                <text:p>2.9747595787048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2.92993021011353">
                <text:p>2.9299302101135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2.89853954315186">
                <text:p>2.898539543151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2.83844637870789">
                <text:p>2.838446378707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2.93087935447693">
                <text:p>2.930879354476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2.88233518600464">
                <text:p>2.882335186004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2.89324355125427">
                <text:p>2.893243551254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2.94869947433472">
                <text:p>2.9486994743347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2.95817875862122">
                <text:p>2.958178758621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2.95933222770691">
                <text:p>2.959332227706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2.91460275650024">
                <text:p>2.914602756500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3.02856945991516">
                <text:p>3.028569459915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2.84203767776489">
                <text:p>2.842037677764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3.02185654640198">
                <text:p>3.021856546401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2.95886373519897">
                <text:p>2.9588637351989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3.07150053977966">
                <text:p>3.071500539779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3.01591777801514">
                <text:p>3.015917778015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2.9082190990448">
                <text:p>2.90821909904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2.83571887016296">
                <text:p>2.835718870162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2.85060405731201">
                <text:p>2.850604057312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2.70789885520935">
                <text:p>2.707898855209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3.05151104927063">
                <text:p>3.051511049270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2.9958233833313">
                <text:p>2.99582338333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2.91002511978149">
                <text:p>2.910025119781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2.95847582817078">
                <text:p>2.958475828170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3.05006861686707">
                <text:p>3.050068616867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2.80054998397827">
                <text:p>2.800549983978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3.03994345664978">
                <text:p>3.039943456649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2.99076724052429">
                <text:p>2.990767240524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2.97947287559509">
                <text:p>2.979472875595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2.88860654830933">
                <text:p>2.888606548309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2.88322257995605">
                <text:p>2.883222579956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2.96660685539246">
                <text:p>2.966606855392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2.87666773796082">
                <text:p>2.876667737960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3.01871109008789">
                <text:p>3.0187110900878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2.92740893363953">
                <text:p>2.927408933639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2.95279002189636">
                <text:p>2.952790021896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3.00615787506104">
                <text:p>3.006157875061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2.85118389129639">
                <text:p>2.851183891296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2.93462991714478">
                <text:p>2.934629917144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2.85368418693542">
                <text:p>2.853684186935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2.94464349746704">
                <text:p>2.9446434974670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2.88584208488464">
                <text:p>2.885842084884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2.92112398147583">
                <text:p>2.9211239814758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2.8993399143219">
                <text:p>2.89933991432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3.08824706077576">
                <text:p>3.088247060775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2.95157074928284">
                <text:p>2.951570749282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2.89433717727661">
                <text:p>2.894337177276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3.00307488441467">
                <text:p>3.003074884414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3.07943630218506">
                <text:p>3.079436302185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2.84697103500366">
                <text:p>2.8469710350036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2.92514157295227">
                <text:p>2.925141572952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2.94124150276184">
                <text:p>2.941241502761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3.10732913017273">
                <text:p>3.107329130172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2.95099449157715">
                <text:p>2.950994491577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3.00808215141296">
                <text:p>3.008082151412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3.01818561553955">
                <text:p>3.018185615539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3.08710050582886">
                <text:p>3.0871005058288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2.83861804008484">
                <text:p>2.838618040084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2.98668384552002">
                <text:p>2.986683845520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2.94719433784485">
                <text:p>2.947194337844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3.09580397605896">
                <text:p>3.095803976058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2.87233352661133">
                <text:p>2.872333526611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3.00943493843079">
                <text:p>3.009434938430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2.96707797050476">
                <text:p>2.967077970504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2.91533350944519">
                <text:p>2.915333509445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2.95266175270081">
                <text:p>2.952661752700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3.03476619720459">
                <text:p>3.034766197204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2.83862638473511">
                <text:p>2.838626384735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2.92412161827087">
                <text:p>2.924121618270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2.91754293441772">
                <text:p>2.917542934417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2.95285964012146">
                <text:p>2.952859640121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2.91587615013123">
                <text:p>2.915876150131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2.871417760849">
                <text:p>2.87141776084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2.97889828681946">
                <text:p>2.978898286819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2.88641166687012">
                <text:p>2.886411666870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2.90450286865234">
                <text:p>2.904502868652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3.73526453971863">
                <text:p>3.735264539718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2.8841016292572">
                <text:p>2.88410162925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3.022540807724">
                <text:p>3.0225408077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2.86487078666687">
                <text:p>2.864870786666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2.98617219924927">
                <text:p>2.986172199249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3.09005093574524">
                <text:p>3.090050935745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2.88852882385254">
                <text:p>2.8885288238525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3.06358814239502">
                <text:p>3.063588142395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3.06435608863831">
                <text:p>3.064356088638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2.94484663009644">
                <text:p>2.944846630096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2.92959332466125">
                <text:p>2.929593324661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2.91959166526794">
                <text:p>2.919591665267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2.96581602096558">
                <text:p>2.9658160209655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2.94121336936951">
                <text:p>2.941213369369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2.90894436836243">
                <text:p>2.908944368362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3.12125253677368">
                <text:p>3.1212525367736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3.23025441169739">
                <text:p>3.230254411697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3.07755398750305">
                <text:p>3.077553987503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2.8971426486969">
                <text:p>2.89714264869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3.03710770606995">
                <text:p>3.0371077060699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2.93561935424805">
                <text:p>2.935619354248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3.0585994720459">
                <text:p>3.05859947204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2.98572134971619">
                <text:p>2.985721349716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2.8991973400116">
                <text:p>2.89919734001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2.86855173110962">
                <text:p>2.8685517311096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2.89099621772766">
                <text:p>2.8909962177276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2.99706697463989">
                <text:p>2.997066974639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2.88690257072449">
                <text:p>2.886902570724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2.87684845924377">
                <text:p>2.876848459243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2.86753845214844">
                <text:p>2.867538452148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2.80934691429138">
                <text:p>2.809346914291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2.86312675476074">
                <text:p>2.863126754760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2.87198257446289">
                <text:p>2.871982574462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2.91052675247192">
                <text:p>2.910526752471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2.9684796333313">
                <text:p>2.96847963333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3.01152443885803">
                <text:p>3.011524438858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3.0719883441925">
                <text:p>3.07198834419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2.95704889297485">
                <text:p>2.9570488929748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2.9998676776886">
                <text:p>2.999867677688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3.04959464073181">
                <text:p>3.049594640731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3.0513174533844">
                <text:p>3.051317453384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3.11722660064697">
                <text:p>3.1172266006469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3.18159580230713">
                <text:p>3.181595802307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3.13562774658203">
                <text:p>3.135627746582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2.88773584365845">
                <text:p>2.887735843658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2.92897915840149">
                <text:p>2.9289791584014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3.09760975837708">
                <text:p>3.097609758377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3.18024706840515">
                <text:p>3.180247068405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3.10257744789124">
                <text:p>3.102577447891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2.88338088989258">
                <text:p>2.883380889892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2.99558711051941">
                <text:p>2.995587110519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3.05409908294678">
                <text:p>3.054099082946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3.05777788162231">
                <text:p>3.057777881622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3.05618286132812">
                <text:p>3.056182861328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2.88232374191284">
                <text:p>2.882323741912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2.97693920135498">
                <text:p>2.976939201354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2.6915876865387">
                <text:p>2.69158768653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2.95202374458313">
                <text:p>2.952023744583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2.87757897377014">
                <text:p>2.877578973770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2.94922876358032">
                <text:p>2.949228763580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2.95060515403748">
                <text:p>2.950605154037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2.95095705986023">
                <text:p>2.950957059860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2.92737054824829">
                <text:p>2.927370548248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2.93270516395569">
                <text:p>2.9327051639556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2.8136670589447">
                <text:p>2.81366705894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2.90135884284973">
                <text:p>2.9013588428497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2.91424083709717">
                <text:p>2.9142408370971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2.90191435813904">
                <text:p>2.901914358139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2.94419288635254">
                <text:p>2.9441928863525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2.87835168838501">
                <text:p>2.8783516883850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2.98229646682739">
                <text:p>2.9822964668273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3.00180816650391">
                <text:p>3.001808166503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3.02891397476196">
                <text:p>3.0289139747619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3.00151920318604">
                <text:p>3.001519203186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2.94054555892944">
                <text:p>2.940545558929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3.04871463775635">
                <text:p>3.048714637756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3.05521368980408">
                <text:p>3.055213689804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2.92835092544556">
                <text:p>2.9283509254455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2.82413148880005">
                <text:p>2.824131488800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3.02671551704407">
                <text:p>3.0267155170440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2.90108346939087">
                <text:p>2.9010834693908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3.02665328979492">
                <text:p>3.026653289794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2.97923564910889">
                <text:p>2.979235649108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2.97519469261169">
                <text:p>2.9751946926116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3.03984117507935">
                <text:p>3.0398411750793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2.89823126792908">
                <text:p>2.8982312679290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2.94175720214844">
                <text:p>2.941757202148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2.98699021339417">
                <text:p>2.986990213394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2.97087121009827">
                <text:p>2.9708712100982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2.93574833869934">
                <text:p>2.9357483386993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2.91847491264343">
                <text:p>2.9184749126434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2.95925569534302">
                <text:p>2.959255695343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2.84966111183167">
                <text:p>2.849661111831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2.98698043823242">
                <text:p>2.986980438232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2.78628396987915">
                <text:p>2.786283969879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2.97634530067444">
                <text:p>2.9763453006744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2.9294695854187">
                <text:p>2.929469585418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2.8822226524353">
                <text:p>2.88222265243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2.87402987480164">
                <text:p>2.8740298748016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2.99939608573914">
                <text:p>2.999396085739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2.95814681053162">
                <text:p>2.9581468105316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2.90606665611267">
                <text:p>2.906066656112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2.85393571853638">
                <text:p>2.853935718536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2.99910449981689">
                <text:p>2.9991044998168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2.97757434844971">
                <text:p>2.977574348449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3.02987456321716">
                <text:p>3.029874563217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2.96098494529724">
                <text:p>2.9609849452972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3.01344203948975">
                <text:p>3.013442039489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3.00965785980225">
                <text:p>3.009657859802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2.8997700214386">
                <text:p>2.899770021438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2.85496306419373">
                <text:p>2.854963064193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2.9717218875885">
                <text:p>2.97172188758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2.93908476829529">
                <text:p>2.9390847682952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3.0394332408905">
                <text:p>3.03943324089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2.99454665184021">
                <text:p>2.994546651840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3.05948138237">
                <text:p>3.0594813823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3.08826470375061">
                <text:p>3.088264703750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3.08243250846863">
                <text:p>3.082432508468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2.9655396938324">
                <text:p>2.96553969383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2.97875261306763">
                <text:p>2.978752613067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3.04593825340271">
                <text:p>3.0459382534027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3.04613709449768">
                <text:p>3.0461370944976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3.12364077568054">
                <text:p>3.123640775680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2.88379669189453">
                <text:p>2.8837966918945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3.09108591079712">
                <text:p>3.091085910797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2.97571492195129">
                <text:p>2.9757149219512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3.01872253417969">
                <text:p>3.018722534179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2.89797854423523">
                <text:p>2.8979785442352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3.00431799888611">
                <text:p>3.004317998886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2.95697164535522">
                <text:p>2.956971645355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2.91743803024292">
                <text:p>2.917438030242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2.88221216201782">
                <text:p>2.8822121620178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2.85397839546204">
                <text:p>2.853978395462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2.90471076965332">
                <text:p>2.904710769653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2.86556553840637">
                <text:p>2.8655655384063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2.96595048904419">
                <text:p>2.965950489044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3.12167954444885">
                <text:p>3.1216795444488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2.90479326248169">
                <text:p>2.904793262481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2.86092090606689">
                <text:p>2.8609209060668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2.94142532348633">
                <text:p>2.941425323486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2.99490737915039">
                <text:p>2.994907379150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3.07594656944275">
                <text:p>3.075946569442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2.99569773674011">
                <text:p>2.995697736740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2.88201141357422">
                <text:p>2.8820114135742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3.05306792259216">
                <text:p>3.053067922592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3.16446304321289">
                <text:p>3.1644630432128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3.15808439254761">
                <text:p>3.1580843925476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3.00388145446777">
                <text:p>3.0038814544677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3.00806856155395">
                <text:p>3.0080685615539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3.13168048858643">
                <text:p>3.131680488586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3.00896072387695">
                <text:p>3.0089607238769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2.99217367172241">
                <text:p>2.9921736717224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3.05314707756042">
                <text:p>3.053147077560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3.05251216888428">
                <text:p>3.052512168884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3.07146739959717">
                <text:p>3.071467399597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2.99524140357971">
                <text:p>2.9952414035797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3.06275010108948">
                <text:p>3.0627501010894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2.96235060691833">
                <text:p>2.962350606918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2.95801520347595">
                <text:p>2.9580152034759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2.8917019367218">
                <text:p>2.891701936721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2.92899584770203">
                <text:p>2.9289958477020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2.99708032608032">
                <text:p>2.997080326080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3.00107455253601">
                <text:p>3.0010745525360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2.90473532676697">
                <text:p>2.904735326766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2.96434688568115">
                <text:p>2.9643468856811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2.85504865646362">
                <text:p>2.8550486564636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2.83109021186829">
                <text:p>2.8310902118682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2.89620876312256">
                <text:p>2.8962087631225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2.91759848594666">
                <text:p>2.9175984859466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3.04138016700745">
                <text:p>3.0413801670074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2.97509360313416">
                <text:p>2.975093603134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2.99971914291382">
                <text:p>2.9997191429138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2.91216611862183">
                <text:p>2.9121661186218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2.86688566207886">
                <text:p>2.866885662078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2.83051633834839">
                <text:p>2.8305163383483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2.99063038825989">
                <text:p>2.9906303882598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2.93608951568604">
                <text:p>2.936089515686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3.0283088684082">
                <text:p>3.028308868408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3.04556488990784">
                <text:p>3.0455648899078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3.16043257713318">
                <text:p>3.1604325771331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3.00869822502136">
                <text:p>3.0086982250213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3.01314115524292">
                <text:p>3.013141155242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3.05629348754883">
                <text:p>3.0562934875488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2.95949602127075">
                <text:p>2.959496021270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2.97949862480164">
                <text:p>2.9794986248016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2.99426817893982">
                <text:p>2.9942681789398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2.89533424377441">
                <text:p>2.8953342437744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3.04659056663513">
                <text:p>3.046590566635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2.84549403190613">
                <text:p>2.845494031906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2.90133357048035">
                <text:p>2.9013335704803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2.87504577636719">
                <text:p>2.8750457763671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3.04301524162292">
                <text:p>3.0430152416229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2.93998384475708">
                <text:p>2.9399838447570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3.00134515762329">
                <text:p>3.0013451576232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2.95660376548767">
                <text:p>2.956603765487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3.0323052406311">
                <text:p>3.03230524063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2.83599781990051">
                <text:p>2.8359978199005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2.86591958999634">
                <text:p>2.8659195899963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2.87829637527466">
                <text:p>2.878296375274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2.90522623062134">
                <text:p>2.905226230621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2.94090914726257">
                <text:p>2.9409091472625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2.90695428848267">
                <text:p>2.906954288482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2.98184967041016">
                <text:p>2.981849670410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2.9536566734314">
                <text:p>2.95365667343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2.96194672584534">
                <text:p>2.9619467258453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2.90562987327576">
                <text:p>2.905629873275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2.79006195068359">
                <text:p>2.7900619506835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2.83439755439758">
                <text:p>2.8343975543975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2.9141058921814">
                <text:p>2.91410589218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2.91431045532227">
                <text:p>2.9143104553222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2.96275115013123">
                <text:p>2.9627511501312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2.92581868171692">
                <text:p>2.9258186817169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2.92709541320801">
                <text:p>2.9270954132080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2.85061430931091">
                <text:p>2.850614309310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2.91126370429993">
                <text:p>2.9112637042999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3.08818411827087">
                <text:p>3.088184118270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3.1217315196991">
                <text:p>3.12173151969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3.01091432571411">
                <text:p>3.010914325714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2.9322464466095">
                <text:p>2.932246446609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3.0833568572998">
                <text:p>3.083356857299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2.96678590774536">
                <text:p>2.966785907745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2.90899729728699">
                <text:p>2.908997297286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3.0279700756073">
                <text:p>3.027970075607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2.98714280128479">
                <text:p>2.9871428012847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2.94825839996338">
                <text:p>2.9482583999633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2.8059344291687">
                <text:p>2.805934429168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3.18868494033813">
                <text:p>3.188684940338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2.98954343795776">
                <text:p>2.9895434379577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2.89745688438416">
                <text:p>2.897456884384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3.01908898353577">
                <text:p>3.0190889835357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2.97535109519958">
                <text:p>2.9753510951995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2.99290990829468">
                <text:p>2.9929099082946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3.03732204437256">
                <text:p>3.0373220443725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2.85926365852356">
                <text:p>2.859263658523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3.0044207572937">
                <text:p>3.004420757293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2.93507218360901">
                <text:p>2.9350721836090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2.86319851875305">
                <text:p>2.8631985187530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2.90388870239258">
                <text:p>2.9038887023925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2.89185380935669">
                <text:p>2.8918538093566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2.92673492431641">
                <text:p>2.9267349243164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2.93448424339294">
                <text:p>2.9344842433929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2.87186360359192">
                <text:p>2.8718636035919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2.9875750541687">
                <text:p>2.987575054168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3.03610801696777">
                <text:p>3.0361080169677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2.85993456840515">
                <text:p>2.859934568405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2.93458461761475">
                <text:p>2.934584617614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3.06337213516235">
                <text:p>3.0633721351623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2.92394185066223">
                <text:p>2.9239418506622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3.00567197799683">
                <text:p>3.005671977996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2.95013451576233">
                <text:p>2.9501345157623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2.99848079681396">
                <text:p>2.9984807968139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2.99316596984863">
                <text:p>2.993165969848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2.9536452293396">
                <text:p>2.95364522933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3.01313138008118">
                <text:p>3.013131380081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2.93671369552612">
                <text:p>2.936713695526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3.006098985672">
                <text:p>3.0060989856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2.82506966590881">
                <text:p>2.8250696659088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2.97412967681885">
                <text:p>2.9741296768188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3.33405423164368">
                <text:p>3.3340542316436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3.02943229675293">
                <text:p>3.029432296752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3.02604556083679">
                <text:p>3.0260455608367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2.90652132034302">
                <text:p>2.906521320343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2.8305549621582">
                <text:p>2.830554962158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2.88929915428162">
                <text:p>2.8892991542816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2.98876667022705">
                <text:p>2.988766670227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2.95372629165649">
                <text:p>2.9537262916564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2.99719190597534">
                <text:p>2.9971919059753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2.9180703163147">
                <text:p>2.918070316314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2.9956111907959">
                <text:p>2.995611190795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3.12114310264587">
                <text:p>3.1211431026458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2.84104132652283">
                <text:p>2.8410413265228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3.00935220718384">
                <text:p>3.0093522071838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2.88695645332336">
                <text:p>2.8869564533233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2.9905846118927">
                <text:p>2.99058461189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2.93645286560059">
                <text:p>2.9364528656005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2.85520601272583">
                <text:p>2.8552060127258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2.92415571212769">
                <text:p>2.9241557121276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2.87868881225586">
                <text:p>2.8786888122558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2.84887766838074">
                <text:p>2.848877668380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3.10426044464111">
                <text:p>3.1042604446411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2.8071928024292">
                <text:p>2.807192802429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2.87828183174133">
                <text:p>2.8782818317413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3.11069655418396">
                <text:p>3.1106965541839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2.95844793319702">
                <text:p>2.9584479331970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2.9789514541626">
                <text:p>2.978951454162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3.02925395965576">
                <text:p>3.0292539596557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3.04645490646362">
                <text:p>3.0464549064636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3.05121827125549">
                <text:p>3.0512182712554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3.03905820846558">
                <text:p>3.0390582084655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2.85934448242187">
                <text:p>2.8593444824218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3.1438295841217">
                <text:p>3.143829584121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3.09560990333557">
                <text:p>3.0956099033355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2.96186017990112">
                <text:p>2.961860179901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2.86917304992676">
                <text:p>2.8691730499267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2.86211824417114">
                <text:p>2.862118244171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2.96529746055603">
                <text:p>2.9652974605560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2.91231179237366">
                <text:p>2.9123117923736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2.84750962257385">
                <text:p>2.8475096225738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2.89554595947266">
                <text:p>2.8955459594726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3.03898215293884">
                <text:p>3.0389821529388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2.86417675018311">
                <text:p>2.8641767501831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2.80809998512268">
                <text:p>2.808099985122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2.90729093551636">
                <text:p>2.9072909355163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3.09922361373901">
                <text:p>3.0992236137390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3.02518796920776">
                <text:p>3.0251879692077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3.06209921836853">
                <text:p>3.0620992183685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3.05097436904907">
                <text:p>3.0509743690490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2.96508646011353">
                <text:p>2.9650864601135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2.96291899681091">
                <text:p>2.9629189968109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2.99416708946228">
                <text:p>2.9941670894622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2.78097105026245">
                <text:p>2.7809710502624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2.88994550704956">
                <text:p>2.8899455070495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2.94485116004944">
                <text:p>2.9448511600494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2.9527895450592">
                <text:p>2.952789545059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2.85662603378296">
                <text:p>2.856626033782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2.97676396369934">
                <text:p>2.9767639636993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3.00019860267639">
                <text:p>3.0001986026763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3.0646116733551">
                <text:p>3.064611673355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3.02115416526794">
                <text:p>3.0211541652679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2.98918318748474">
                <text:p>2.9891831874847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2.91615509986877">
                <text:p>2.9161550998687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2.86037278175354">
                <text:p>2.8603727817535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2.93792819976807">
                <text:p>2.937928199768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3.06989336013794">
                <text:p>3.0698933601379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2.91546535491943">
                <text:p>2.9154653549194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3.01824879646301">
                <text:p>3.0182487964630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2.99090003967285">
                <text:p>2.9909000396728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3.02792096138">
                <text:p>3.0279209613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2.90939688682556">
                <text:p>2.9093968868255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2.91701626777649">
                <text:p>2.9170162677764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3.07719588279724">
                <text:p>3.0771958827972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3.02727460861206">
                <text:p>3.0272746086120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2.90376806259155">
                <text:p>2.9037680625915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2.90732526779175">
                <text:p>2.9073252677917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2.95465564727783">
                <text:p>2.9546556472778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2.97754549980164">
                <text:p>2.9775454998016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3.08530831336975">
                <text:p>3.085308313369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2.95151090621948">
                <text:p>2.9515109062194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3.06462502479553">
                <text:p>3.0646250247955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2.89843988418579">
                <text:p>2.898439884185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2.98548531532288">
                <text:p>2.9854853153228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3.02512001991272">
                <text:p>3.0251200199127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3.04795861244202">
                <text:p>3.0479586124420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2.90848064422607">
                <text:p>2.908480644226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2.89801549911499">
                <text:p>2.8980154991149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2.88425064086914">
                <text:p>2.884250640869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2.87797927856445">
                <text:p>2.8779792785644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2.92808151245117">
                <text:p>2.9280815124511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2.96774291992187">
                <text:p>2.9677429199218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3.02260780334473">
                <text:p>3.0226078033447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2.90877270698547">
                <text:p>2.9087727069854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2.93058204650879">
                <text:p>2.9305820465087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2.99360370635986">
                <text:p>2.9936037063598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2.81886649131775">
                <text:p>2.8188664913177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2.83898377418518">
                <text:p>2.8389837741851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2.8479859828949">
                <text:p>2.847985982894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2.95819020271301">
                <text:p>2.9581902027130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2.91442584991455">
                <text:p>2.914425849914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3.22027063369751">
                <text:p>3.2202706336975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2.93825316429138">
                <text:p>2.9382531642913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3.03867292404175">
                <text:p>3.038672924041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3.15786480903625">
                <text:p>3.157864809036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3.06789422035217">
                <text:p>3.0678942203521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3.00541138648987">
                <text:p>3.0054113864898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3.09337759017944">
                <text:p>3.0933775901794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3.08879923820496">
                <text:p>3.0887992382049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2.98607707023621">
                <text:p>2.9860770702362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2.91565370559692">
                <text:p>2.9156537055969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3.15172052383423">
                <text:p>3.1517205238342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2.93386840820312">
                <text:p>2.933868408203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2.89550304412842">
                <text:p>2.8955030441284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2.98243713378906">
                <text:p>2.9824371337890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2.94009304046631">
                <text:p>2.9400930404663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3.02113461494446">
                <text:p>3.0211346149444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2.98070597648621">
                <text:p>2.9807059764862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2.8362021446228">
                <text:p>2.836202144622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2.87001466751099">
                <text:p>2.8700146675109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2.94103908538818">
                <text:p>2.9410390853881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2.99856686592102">
                <text:p>2.9985668659210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2.93938446044922">
                <text:p>2.9393844604492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3.02092790603638">
                <text:p>3.0209279060363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2.89952373504639">
                <text:p>2.8995237350463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2.94506907463074">
                <text:p>2.9450690746307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2.93930006027222">
                <text:p>2.9393000602722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2.86333894729614">
                <text:p>2.8633389472961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2.88747358322144">
                <text:p>2.8874735832214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3.0701596736908">
                <text:p>3.070159673690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3.07026863098145">
                <text:p>3.0702686309814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2.89769840240479">
                <text:p>2.8976984024047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2.99623012542725">
                <text:p>2.996230125427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2.94558167457581">
                <text:p>2.9455816745758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3.12200570106506">
                <text:p>3.1220057010650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2.92975950241089">
                <text:p>2.9297595024108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3.02522969245911">
                <text:p>3.0252296924591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2.95974779129028">
                <text:p>2.959747791290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3.07980728149414">
                <text:p>3.0798072814941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2.94355392456055">
                <text:p>2.9435539245605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3.07296848297119">
                <text:p>3.0729684829711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3.01338171958923">
                <text:p>3.0133817195892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3.02074503898621">
                <text:p>3.0207450389862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3.23633503913879">
                <text:p>3.2363350391387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3.05226588249207">
                <text:p>3.0522658824920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2.96908497810364">
                <text:p>2.9690849781036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3.02553987503052">
                <text:p>3.0255398750305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2.96909928321838">
                <text:p>2.9690992832183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2.82756567001343">
                <text:p>2.8275656700134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2.89703631401062">
                <text:p>2.8970363140106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2.9173731803894">
                <text:p>2.917373180389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2.89395213127136">
                <text:p>2.8939521312713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2.93730807304382">
                <text:p>2.9373080730438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2.96494030952454">
                <text:p>2.9649403095245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2.93837881088257">
                <text:p>2.9383788108825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2.86238980293274">
                <text:p>2.8623898029327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2.90894532203674">
                <text:p>2.9089453220367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2.8331298828125">
                <text:p>2.83312988281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3.0212926864624">
                <text:p>3.021292686462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2.83662819862366">
                <text:p>2.8366281986236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2.95433950424194">
                <text:p>2.9543395042419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3.00736117362976">
                <text:p>3.007361173629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2.85950946807861">
                <text:p>2.8595094680786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2.98255157470703">
                <text:p>2.9825515747070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2.86159896850586">
                <text:p>2.8615989685058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2.83739614486694">
                <text:p>2.8373961448669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3.0072455406189">
                <text:p>3.007245540618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2.92680263519287">
                <text:p>2.9268026351928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3.39096021652222">
                <text:p>3.3909602165222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2.97820663452148">
                <text:p>2.9782066345214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3.08833479881287">
                <text:p>3.0883347988128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2.96175646781921">
                <text:p>2.961756467819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3.02981281280518">
                <text:p>3.0298128128051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3.05748152732849">
                <text:p>3.0574815273284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3.00805020332336">
                <text:p>3.0080502033233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2.87172484397888">
                <text:p>2.8717248439788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2.95303821563721">
                <text:p>2.9530382156372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3.03725409507751">
                <text:p>3.0372540950775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3.14361071586609">
                <text:p>3.1436107158660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2.9892041683197">
                <text:p>2.989204168319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3.09292340278625">
                <text:p>3.0929234027862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2.97030210494995">
                <text:p>2.9703021049499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3.0518217086792">
                <text:p>3.051821708679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2.93406081199646">
                <text:p>2.934060811996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2.84774684906006">
                <text:p>2.8477468490600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2.97842693328857">
                <text:p>2.9784269332885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2.98998379707336">
                <text:p>2.9899837970733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2.98999309539795">
                <text:p>2.9899930953979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3.05373072624207">
                <text:p>3.053730726242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2.84036350250244">
                <text:p>2.8403635025024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3.02103471755981">
                <text:p>3.0210347175598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3.02419519424438">
                <text:p>3.0241951942443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3.08985209465027">
                <text:p>3.0898520946502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3.00168085098267">
                <text:p>3.001680850982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3.32381510734558">
                <text:p>3.3238151073455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3.65782403945923">
                <text:p>3.6578240394592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3.66420030593872">
                <text:p>3.6642003059387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4.64252924919128">
                <text:p>4.6425292491912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2.95949459075928">
                <text:p>2.9594945907592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3.05379962921143">
                <text:p>3.0537996292114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2.96022081375122">
                <text:p>2.9602208137512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2.91401624679565">
                <text:p>2.9140162467956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3.05468058586121">
                <text:p>3.0546805858612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2.98981380462646">
                <text:p>2.9898138046264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2.99402594566345">
                <text:p>2.9940259456634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3.06454873085022">
                <text:p>3.0645487308502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3.02391457557678">
                <text:p>3.0239145755767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2.93140816688538">
                <text:p>2.9314081668853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3.02124977111816">
                <text:p>3.021249771118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3.03364491462708">
                <text:p>3.0336449146270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3.11732649803162">
                <text:p>3.1173264980316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3.21171450614929">
                <text:p>3.2117145061492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3.1104142665863">
                <text:p>3.110414266586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2.92124533653259">
                <text:p>2.9212453365325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3.04007077217102">
                <text:p>3.0400707721710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3.10306859016418">
                <text:p>3.1030685901641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3.0045223236084">
                <text:p>3.004522323608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2.85760045051575">
                <text:p>2.8576004505157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3.02620005607605">
                <text:p>3.0262000560760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2.97589206695557">
                <text:p>2.9758920669555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2.85727620124817">
                <text:p>2.857276201248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3.01913714408875">
                <text:p>3.0191371440887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2.89762687683105">
                <text:p>2.8976268768310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2.96112155914307">
                <text:p>2.9611215591430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2.99511384963989">
                <text:p>2.9951138496398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2.87595987319946">
                <text:p>2.8759598731994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2.84509181976318">
                <text:p>2.8450918197631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2.89883971214294">
                <text:p>2.8988397121429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2.90376949310303">
                <text:p>2.9037694931030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2.94520878791809">
                <text:p>2.945208787918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2.91580581665039">
                <text:p>2.9158058166503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2.94625282287598">
                <text:p>2.9462528228759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2.91577363014221">
                <text:p>2.9157736301422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3.11020612716675">
                <text:p>3.110206127166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2.81266283988953">
                <text:p>2.8126628398895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2.86942362785339">
                <text:p>2.8694236278533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2.87825155258179">
                <text:p>2.8782515525817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2.98532247543335">
                <text:p>2.9853224754333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2.9251115322113">
                <text:p>2.925111532211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2.97426581382751">
                <text:p>2.9742658138275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2.97940492630005">
                <text:p>2.9794049263000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3.08121705055237">
                <text:p>3.0812170505523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3.0462064743042">
                <text:p>3.046206474304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2.91448879241943">
                <text:p>2.9144887924194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2.8418436050415">
                <text:p>2.84184360504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2.93525123596191">
                <text:p>2.9352512359619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2.90238904953003">
                <text:p>2.9023890495300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3.11059951782227">
                <text:p>3.1105995178222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3.01629257202148">
                <text:p>3.0162925720214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3.0446343421936">
                <text:p>3.044634342193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3.02097392082214">
                <text:p>3.0209739208221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2.92327475547791">
                <text:p>2.9232747554779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2.89383053779602">
                <text:p>2.893830537796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2.81434726715088">
                <text:p>2.8143472671508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3.00333976745605">
                <text:p>3.0033397674560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3.07121896743774">
                <text:p>3.0712189674377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3.16439270973206">
                <text:p>3.1643927097320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2.89442110061646">
                <text:p>2.8944211006164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2.85004472732544">
                <text:p>2.8500447273254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3.01089310646057">
                <text:p>3.0108931064605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3.02050757408142">
                <text:p>3.0205075740814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2.86703848838806">
                <text:p>2.8670384883880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2.99173259735107">
                <text:p>2.9917325973510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3.06262159347534">
                <text:p>3.0626215934753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3.03443813323975">
                <text:p>3.034438133239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2.97306442260742">
                <text:p>2.9730644226074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3.0247437953949">
                <text:p>3.024743795394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2.84377527236938">
                <text:p>2.8437752723693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3.06549763679504">
                <text:p>3.0654976367950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3.60167074203491">
                <text:p>3.6016707420349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3.00089931488037">
                <text:p>3.0008993148803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2.90856528282166">
                <text:p>2.908565282821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3.02132892608643">
                <text:p>3.0213289260864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2.82167387008667">
                <text:p>2.8216738700866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2.8883068561554">
                <text:p>2.888306856155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2.89323472976685">
                <text:p>2.8932347297668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3.01764917373657">
                <text:p>3.0176491737365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2.83445858955383">
                <text:p>2.8344585895538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3.01387357711792">
                <text:p>3.0138735771179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2.97091603279114">
                <text:p>2.9709160327911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2.94818782806396">
                <text:p>2.9481878280639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3.06385254859924">
                <text:p>3.0638525485992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2.96293473243713">
                <text:p>2.962934732437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2.93780970573425">
                <text:p>2.937809705734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2.99524331092834">
                <text:p>2.9952433109283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2.9984085559845">
                <text:p>2.998408555984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2.91417264938354">
                <text:p>2.9141726493835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3.11943054199219">
                <text:p>3.1194305419921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3.03745317459106">
                <text:p>3.0374531745910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2.99084115028381">
                <text:p>2.9908411502838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2.96065878868103">
                <text:p>2.9606587886810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2.98112487792969">
                <text:p>2.9811248779296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2.95638370513916">
                <text:p>2.9563837051391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2.8456130027771">
                <text:p>2.845613002777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2.92234253883362">
                <text:p>2.9223425388336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2.88201904296875">
                <text:p>2.8820190429687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2.8984751701355">
                <text:p>2.898475170135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2.97391176223755">
                <text:p>2.9739117622375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2.82661056518555">
                <text:p>2.8266105651855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2.85625576972961">
                <text:p>2.8562557697296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3.01410841941833">
                <text:p>3.0141084194183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2.88653826713562">
                <text:p>2.8865382671356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2.90784907341003">
                <text:p>2.9078490734100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2.99067997932434">
                <text:p>2.9906799793243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2.91536784172058">
                <text:p>2.9153678417205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3.03270101547241">
                <text:p>3.0327010154724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2.98341631889343">
                <text:p>2.9834163188934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2.96174621582031">
                <text:p>2.96174621582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